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35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3.789cm"/>
    </style:style>
    <style:style style:name="co7" style:family="table-column">
      <style:table-column-properties fo:break-before="auto" style:column-width="1.408cm"/>
    </style:style>
    <style:style style:name="co8" style:family="table-column">
      <style:table-column-properties fo:break-before="auto" style:column-width="1.2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fals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wrap-option="no-wrap" fo:border="1.25pt solid #000000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1.25pt solid #000000" fo:padding="0.049cm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9" style:family="table-cell" style:parent-style-name="Default" style:data-style-name="N10002"/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wrap-option="no-wrap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00" style:text-align-source="fix" style:repeat-content="false" fo:border="1.25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wrap-option="wrap" fo:border="1.25pt solid #000000"/>
    </style:style>
    <style:style style:name="ce34" style:family="table-cell" style:parent-style-name="Default">
      <style:table-cell-properties fo:border="1.25pt solid #000000"/>
    </style:style>
    <style:style style:name="ce11" style:family="table-cell" style:parent-style-name="Default">
      <style:table-cell-properties fo:background-color="#ffff00"/>
    </style:style>
    <style:style style:name="ce28" style:family="table-cell" style:parent-style-name="Default" style:data-style-name="N2"/>
    <style:style style:name="ce44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3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fill="solid" draw:fill-color="#fffaf0" draw:textarea-horizontal-align="justify" draw:textarea-vertical-align="middle" draw:auto-grow-height="false" fo:min-height="0.757cm" fo:min-width="5.388cm"/>
      <style:paragraph-properties style:writing-mode="lr-tb"/>
    </style:style>
    <style:style style:name="gr3" style:family="graphic">
      <style:graphic-properties draw:fill="solid" draw:fill-color="#fffaf0" draw:textarea-horizontal-align="justify" draw:textarea-vertical-align="middle" draw:auto-grow-height="false" fo:min-height="0.388cm" fo:min-width="5.54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af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2" table:style-name="ta1">
        <office:forms form:automatic-focus="false" form:apply-design-mode="false"/>
        <table:shapes>
          <draw:frame draw:z-index="0" draw:style-name="gr1" draw:text-style-name="P1" svg:width="14.297cm" svg:height="8.947cm" svg:x="0cm" svg:y="9.249cm">
            <draw:object draw:notify-on-update-of-ranges="'tempo-e-vazaoV2'.B42:'tempo-e-vazaoV2'.E42 'tempo-e-vazaoV2'.A43:'tempo-e-vazaoV2'.A43 'tempo-e-vazaoV2'.B43:'tempo-e-vazaoV2'.E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4.446cm" svg:height="9cm" svg:x="14.404cm" svg:y="9.057cm">
            <draw:object draw:notify-on-update-of-ranges="'tempo-e-vazaoV2'.J42:'tempo-e-vazaoV2'.M42 'tempo-e-vazaoV2'.I43:'tempo-e-vazaoV2'.I43 'tempo-e-vazaoV2'.J43:'tempo-e-vazaoV2'.M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3.993cm" svg:height="9cm" svg:x="29.237cm" svg:y="8.981cm">
            <draw:object draw:notify-on-update-of-ranges="'tempo-e-vazaoV2'.Q42:'tempo-e-vazaoV2'.T42 'tempo-e-vazaoV2'.P43:'tempo-e-vazaoV2'.P43 'tempo-e-vazaoV2'.Q43:'tempo-e-vazaoV2'.T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v2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8B:</text:p>
          </table:table-cell>
          <table:table-cell table:style-name="ce7" office:value-type="string" calcext:value-type="string">
            <text:p><text:s/>1KB:</text:p>
          </table:table-cell>
          <table:table-cell table:style-name="ce7" office:value-type="string" calcext:value-type="string">
            <text:p>4KB:</text:p>
          </table:table-cell>
          <table:table-cell table:style-name="ce7" office:value-type="string" calcext:value-type="string">
            <text:p>16KB:</text:p>
          </table:table-cell>
          <table:table-cell table:number-columns-repeated="2"/>
          <table:table-cell table:style-name="ce7" office:value-type="string" calcext:value-type="string">
            <text:p><text:s/>8B:</text:p>
          </table:table-cell>
          <table:table-cell table:style-name="ce7" office:value-type="string" calcext:value-type="string">
            <text:p><text:s/>1KB:</text:p>
          </table:table-cell>
          <table:table-cell table:style-name="ce7" office:value-type="string" calcext:value-type="string">
            <text:p>4KB:</text:p>
          </table:table-cell>
          <table:table-cell table:style-name="ce7" office:value-type="string" calcext:value-type="string">
            <text:p>16KB: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2]" office:value-type="float" office:value="0.138486" calcext:value-type="float">
            <text:p>0.138486</text:p>
          </table:table-cell>
          <table:table-cell table:style-name="ce14" table:formula="of:=[$dadosV2.$A13]" office:value-type="float" office:value="0.214786" calcext:value-type="float">
            <text:p>0.214786</text:p>
          </table:table-cell>
          <table:table-cell table:style-name="ce14" table:formula="of:=[$dadosV2.$A24]" office:value-type="float" office:value="0.687671" calcext:value-type="float">
            <text:p>0.687671</text:p>
          </table:table-cell>
          <table:table-cell table:style-name="ce14" table:formula="of:=[$dadosV2.$A35]" office:value-type="float" office:value="3.817431" calcext:value-type="float">
            <text:p>3.817431</text:p>
          </table:table-cell>
          <table:table-cell table:number-columns-repeated="2"/>
          <table:table-cell table:style-name="ce14" table:formula="of:=[$dadosV2.$A46]" office:value-type="float" office:value="0.162927" calcext:value-type="float">
            <text:p>0.162927</text:p>
          </table:table-cell>
          <table:table-cell table:style-name="ce14" table:formula="of:=[$dadosV2.$A57]" office:value-type="float" office:value="0.313838" calcext:value-type="float">
            <text:p>0.313838</text:p>
          </table:table-cell>
          <table:table-cell table:style-name="ce14" table:formula="of:=[$dadosV2.$A68]" office:value-type="float" office:value="0.755773" calcext:value-type="float">
            <text:p>0.755773</text:p>
          </table:table-cell>
          <table:table-cell table:style-name="ce14" table:formula="of:=[$dadosV2.$A79]" office:value-type="float" office:value="2.629668" calcext:value-type="float">
            <text:p>2.629668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3]" office:value-type="float" office:value="0.128303" calcext:value-type="float">
            <text:p>0.128303</text:p>
          </table:table-cell>
          <table:table-cell table:style-name="ce14" table:formula="of:=[$dadosV2.$A14]" office:value-type="float" office:value="0.387558" calcext:value-type="float">
            <text:p>0.387558</text:p>
          </table:table-cell>
          <table:table-cell table:style-name="ce14" table:formula="of:=[$dadosV2.$A25]" office:value-type="float" office:value="0.546427" calcext:value-type="float">
            <text:p>0.546427</text:p>
          </table:table-cell>
          <table:table-cell table:style-name="ce14" table:formula="of:=[$dadosV2.$A36]" office:value-type="float" office:value="4.039043" calcext:value-type="float">
            <text:p>4.039043</text:p>
          </table:table-cell>
          <table:table-cell table:number-columns-repeated="2"/>
          <table:table-cell table:style-name="ce14" table:formula="of:=[$dadosV2.$A47]" office:value-type="float" office:value="0.155535" calcext:value-type="float">
            <text:p>0.155535</text:p>
          </table:table-cell>
          <table:table-cell table:style-name="ce14" table:formula="of:=[$dadosV2.$A58]" office:value-type="float" office:value="0.350733" calcext:value-type="float">
            <text:p>0.350733</text:p>
          </table:table-cell>
          <table:table-cell table:style-name="ce14" table:formula="of:=[$dadosV2.$A69]" office:value-type="float" office:value="0.399665" calcext:value-type="float">
            <text:p>0.399665</text:p>
          </table:table-cell>
          <table:table-cell table:style-name="ce14" table:formula="of:=[$dadosV2.$A80]" office:value-type="float" office:value="3.02876" calcext:value-type="float">
            <text:p>3.028760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4]" office:value-type="float" office:value="0.135807" calcext:value-type="float">
            <text:p>0.135807</text:p>
          </table:table-cell>
          <table:table-cell table:style-name="ce14" table:formula="of:=[$dadosV2.$A15]" office:value-type="float" office:value="0.765647" calcext:value-type="float">
            <text:p>0.765647</text:p>
          </table:table-cell>
          <table:table-cell table:style-name="ce14" table:formula="of:=[$dadosV2.$A26]" office:value-type="float" office:value="0.676537" calcext:value-type="float">
            <text:p>0.676537</text:p>
          </table:table-cell>
          <table:table-cell table:style-name="ce14" table:formula="of:=[$dadosV2.$A37]" office:value-type="float" office:value="4.798592" calcext:value-type="float">
            <text:p>4.798592</text:p>
          </table:table-cell>
          <table:table-cell table:number-columns-repeated="2"/>
          <table:table-cell table:style-name="ce14" table:formula="of:=[$dadosV2.$A48]" office:value-type="float" office:value="0.156379" calcext:value-type="float">
            <text:p>0.156379</text:p>
          </table:table-cell>
          <table:table-cell table:style-name="ce14" table:formula="of:=[$dadosV2.$A59]" office:value-type="float" office:value="0.359733" calcext:value-type="float">
            <text:p>0.359733</text:p>
          </table:table-cell>
          <table:table-cell table:style-name="ce14" table:formula="of:=[$dadosV2.$A70]" office:value-type="float" office:value="0.902134" calcext:value-type="float">
            <text:p>0.902134</text:p>
          </table:table-cell>
          <table:table-cell table:style-name="ce14" table:formula="of:=[$dadosV2.$A81]" office:value-type="float" office:value="4.442375" calcext:value-type="float">
            <text:p>4.442375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5]" office:value-type="float" office:value="0.126888" calcext:value-type="float">
            <text:p>0.126888</text:p>
          </table:table-cell>
          <table:table-cell table:style-name="ce14" table:formula="of:=[$dadosV2.$A16]" office:value-type="float" office:value="0.204177" calcext:value-type="float">
            <text:p>0.204177</text:p>
          </table:table-cell>
          <table:table-cell table:style-name="ce14" table:formula="of:=[$dadosV2.$A27]" office:value-type="float" office:value="0.72948" calcext:value-type="float">
            <text:p>0.729480</text:p>
          </table:table-cell>
          <table:table-cell table:style-name="ce14" table:formula="of:=[$dadosV2.$A38]" office:value-type="float" office:value="2.887871" calcext:value-type="float">
            <text:p>2.887871</text:p>
          </table:table-cell>
          <table:table-cell table:number-columns-repeated="2"/>
          <table:table-cell table:style-name="ce14" table:formula="of:=[$dadosV2.$A49]" office:value-type="float" office:value="0.156104" calcext:value-type="float">
            <text:p>0.156104</text:p>
          </table:table-cell>
          <table:table-cell table:style-name="ce14" table:formula="of:=[$dadosV2.$A60]" office:value-type="float" office:value="0.314399" calcext:value-type="float">
            <text:p>0.314399</text:p>
          </table:table-cell>
          <table:table-cell table:style-name="ce14" table:formula="of:=[$dadosV2.$A71]" office:value-type="float" office:value="0.859172" calcext:value-type="float">
            <text:p>0.859172</text:p>
          </table:table-cell>
          <table:table-cell table:style-name="ce14" table:formula="of:=[$dadosV2.$A82]" office:value-type="float" office:value="14.258944" calcext:value-type="float">
            <text:p>14.258944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6]" office:value-type="float" office:value="0.141333" calcext:value-type="float">
            <text:p>0.141333</text:p>
          </table:table-cell>
          <table:table-cell table:style-name="ce14" table:formula="of:=[$dadosV2.$A17]" office:value-type="float" office:value="0.231285" calcext:value-type="float">
            <text:p>0.231285</text:p>
          </table:table-cell>
          <table:table-cell table:style-name="ce14" table:formula="of:=[$dadosV2.$A28]" office:value-type="float" office:value="0.897581" calcext:value-type="float">
            <text:p>0.897581</text:p>
          </table:table-cell>
          <table:table-cell table:style-name="ce14" table:formula="of:=[$dadosV2.$A39]" office:value-type="float" office:value="3.157484" calcext:value-type="float">
            <text:p>3.157484</text:p>
          </table:table-cell>
          <table:table-cell table:number-columns-repeated="2"/>
          <table:table-cell table:style-name="ce14" table:formula="of:=[$dadosV2.$A50]" office:value-type="float" office:value="0.171287" calcext:value-type="float">
            <text:p>0.171287</text:p>
          </table:table-cell>
          <table:table-cell table:style-name="ce14" table:formula="of:=[$dadosV2.$A61]" office:value-type="float" office:value="0.322963" calcext:value-type="float">
            <text:p>0.322963</text:p>
          </table:table-cell>
          <table:table-cell table:style-name="ce14" table:formula="of:=[$dadosV2.$A72]" office:value-type="float" office:value="1.229823" calcext:value-type="float">
            <text:p>1.229823</text:p>
          </table:table-cell>
          <table:table-cell table:style-name="ce14" table:formula="of:=[$dadosV2.$A83]" office:value-type="float" office:value="2.601336" calcext:value-type="float">
            <text:p>2.601336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7]" office:value-type="float" office:value="0.144859" calcext:value-type="float">
            <text:p>0.144859</text:p>
          </table:table-cell>
          <table:table-cell table:style-name="ce14" table:formula="of:=[$dadosV2.$A18]" office:value-type="float" office:value="0.216347" calcext:value-type="float">
            <text:p>0.216347</text:p>
          </table:table-cell>
          <table:table-cell table:style-name="ce14" table:formula="of:=[$dadosV2.$A29]" office:value-type="float" office:value="1.54293" calcext:value-type="float">
            <text:p>1.542930</text:p>
          </table:table-cell>
          <table:table-cell table:style-name="ce14" table:formula="of:=[$dadosV2.$A40]" office:value-type="float" office:value="3.164349" calcext:value-type="float">
            <text:p>3.164349</text:p>
          </table:table-cell>
          <table:table-cell table:number-columns-repeated="2"/>
          <table:table-cell table:style-name="ce14" table:formula="of:=[$dadosV2.$A51]" office:value-type="float" office:value="0.157937" calcext:value-type="float">
            <text:p>0.157937</text:p>
          </table:table-cell>
          <table:table-cell table:style-name="ce14" table:formula="of:=[$dadosV2.$A62]" office:value-type="float" office:value="0.331714" calcext:value-type="float">
            <text:p>0.331714</text:p>
          </table:table-cell>
          <table:table-cell table:style-name="ce14" table:formula="of:=[$dadosV2.$A73]" office:value-type="float" office:value="0.867486" calcext:value-type="float">
            <text:p>0.867486</text:p>
          </table:table-cell>
          <table:table-cell table:style-name="ce14" table:formula="of:=[$dadosV2.$A84]" office:value-type="float" office:value="2.28712" calcext:value-type="float">
            <text:p>2.287120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8]" office:value-type="float" office:value="0.130593" calcext:value-type="float">
            <text:p>0.130593</text:p>
          </table:table-cell>
          <table:table-cell table:style-name="ce14" table:formula="of:=[$dadosV2.$A19]" office:value-type="float" office:value="0.251615" calcext:value-type="float">
            <text:p>0.251615</text:p>
          </table:table-cell>
          <table:table-cell table:style-name="ce14" table:formula="of:=[$dadosV2.$A30]" office:value-type="float" office:value="1.314816" calcext:value-type="float">
            <text:p>1.314816</text:p>
          </table:table-cell>
          <table:table-cell table:style-name="ce14" table:formula="of:=[$dadosV2.$A41]" office:value-type="float" office:value="3.990714" calcext:value-type="float">
            <text:p>3.990714</text:p>
          </table:table-cell>
          <table:table-cell table:number-columns-repeated="2"/>
          <table:table-cell table:style-name="ce14" table:formula="of:=[$dadosV2.$A52]" office:value-type="float" office:value="0.162817" calcext:value-type="float">
            <text:p>0.162817</text:p>
          </table:table-cell>
          <table:table-cell table:style-name="ce14" table:formula="of:=[$dadosV2.$A63]" office:value-type="float" office:value="0.315152" calcext:value-type="float">
            <text:p>0.315152</text:p>
          </table:table-cell>
          <table:table-cell table:style-name="ce14" table:formula="of:=[$dadosV2.$A74]" office:value-type="float" office:value="0.729975" calcext:value-type="float">
            <text:p>0.729975</text:p>
          </table:table-cell>
          <table:table-cell table:style-name="ce14" table:formula="of:=[$dadosV2.$A85]" office:value-type="float" office:value="2.277437" calcext:value-type="float">
            <text:p>2.277437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9]" office:value-type="float" office:value="0.135148" calcext:value-type="float">
            <text:p>0.135148</text:p>
          </table:table-cell>
          <table:table-cell table:style-name="ce14" table:formula="of:=[$dadosV2.$A20]" office:value-type="float" office:value="0.23308" calcext:value-type="float">
            <text:p>0.233080</text:p>
          </table:table-cell>
          <table:table-cell table:style-name="ce14" table:formula="of:=[$dadosV2.$A31]" office:value-type="float" office:value="2.459759" calcext:value-type="float">
            <text:p>2.459759</text:p>
          </table:table-cell>
          <table:table-cell table:style-name="ce14" table:formula="of:=[$dadosV2.$A42]" office:value-type="float" office:value="3.59469" calcext:value-type="float">
            <text:p>3.594690</text:p>
          </table:table-cell>
          <table:table-cell table:number-columns-repeated="2"/>
          <table:table-cell table:style-name="ce14" table:formula="of:=[$dadosV2.$A53]" office:value-type="float" office:value="0.154672" calcext:value-type="float">
            <text:p>0.154672</text:p>
          </table:table-cell>
          <table:table-cell table:style-name="ce14" table:formula="of:=[$dadosV2.$A64]" office:value-type="float" office:value="0.301107" calcext:value-type="float">
            <text:p>0.301107</text:p>
          </table:table-cell>
          <table:table-cell table:style-name="ce14" table:formula="of:=[$dadosV2.$A75]" office:value-type="float" office:value="1.306267" calcext:value-type="float">
            <text:p>1.306267</text:p>
          </table:table-cell>
          <table:table-cell table:style-name="ce14" table:formula="of:=[$dadosV2.$A86]" office:value-type="float" office:value="2.721048" calcext:value-type="float">
            <text:p>2.721048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10]" office:value-type="float" office:value="0.148666" calcext:value-type="float">
            <text:p>0.148666</text:p>
          </table:table-cell>
          <table:table-cell table:style-name="ce14" table:formula="of:=[$dadosV2.$A21]" office:value-type="float" office:value="0.259515" calcext:value-type="float">
            <text:p>0.259515</text:p>
          </table:table-cell>
          <table:table-cell table:style-name="ce14" table:formula="of:=[$dadosV2.$A32]" office:value-type="float" office:value="0.996909" calcext:value-type="float">
            <text:p>0.996909</text:p>
          </table:table-cell>
          <table:table-cell table:style-name="ce14" table:formula="of:=[$dadosV2.$A43]" office:value-type="float" office:value="3.70804" calcext:value-type="float">
            <text:p>3.708040</text:p>
          </table:table-cell>
          <table:table-cell table:number-columns-repeated="2"/>
          <table:table-cell table:style-name="ce14" table:formula="of:=[$dadosV2.$A54]" office:value-type="float" office:value="0.155864" calcext:value-type="float">
            <text:p>0.155864</text:p>
          </table:table-cell>
          <table:table-cell table:style-name="ce14" table:formula="of:=[$dadosV2.$A65]" office:value-type="float" office:value="0.311476" calcext:value-type="float">
            <text:p>0.311476</text:p>
          </table:table-cell>
          <table:table-cell table:style-name="ce14" table:formula="of:=[$dadosV2.$A76]" office:value-type="float" office:value="0.605916" calcext:value-type="float">
            <text:p>0.605916</text:p>
          </table:table-cell>
          <table:table-cell table:style-name="ce14" table:formula="of:=[$dadosV2.$A87]" office:value-type="float" office:value="2.875764" calcext:value-type="float">
            <text:p>2.875764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11]" office:value-type="float" office:value="0.137382" calcext:value-type="float">
            <text:p>0.137382</text:p>
          </table:table-cell>
          <table:table-cell table:style-name="ce14" table:formula="of:=[$dadosV2.$A22]" office:value-type="float" office:value="0.245271" calcext:value-type="float">
            <text:p>0.245271</text:p>
          </table:table-cell>
          <table:table-cell table:style-name="ce14" table:formula="of:=[$dadosV2.$A33]" office:value-type="float" office:value="1.570114" calcext:value-type="float">
            <text:p>1.570114</text:p>
          </table:table-cell>
          <table:table-cell table:style-name="ce14" table:formula="of:=[$dadosV2.$A44]" office:value-type="float" office:value="4.80819" calcext:value-type="float">
            <text:p>4.808190</text:p>
          </table:table-cell>
          <table:table-cell table:number-columns-repeated="2"/>
          <table:table-cell table:style-name="ce14" table:formula="of:=[$dadosV2.$A55]" office:value-type="float" office:value="0.157335" calcext:value-type="float">
            <text:p>0.157335</text:p>
          </table:table-cell>
          <table:table-cell table:style-name="ce14" table:formula="of:=[$dadosV2.$A66]" office:value-type="float" office:value="0.309236" calcext:value-type="float">
            <text:p>0.309236</text:p>
          </table:table-cell>
          <table:table-cell table:style-name="ce14" table:formula="of:=[$dadosV2.$A77]" office:value-type="float" office:value="0.620957" calcext:value-type="float">
            <text:p>0.620957</text:p>
          </table:table-cell>
          <table:table-cell table:style-name="ce14" table:formula="of:=[$dadosV2.$A88]" office:value-type="float" office:value="4.700011" calcext:value-type="float">
            <text:p>4.700011</text:p>
          </table:table-cell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5" table:number-rows-spanned="1">
            <text:p>tempo médio (ms)</text:p>
          </table:table-cell>
          <table:covered-table-cell table:number-columns-repeated="4" table:style-name="ce21"/>
          <table:table-cell/>
          <table:table-cell table:style-name="ce26" office:value-type="string" calcext:value-type="string" table:number-columns-spanned="5" table:number-rows-spanned="1">
            <text:p>tempo médio (ms)</text:p>
          </table:table-cell>
          <table:covered-table-cell table:number-columns-repeated="4"/>
          <table:table-cell table:number-columns-repeated="28"/>
          <table:table-cell table:style-name="ce11" table:number-columns-repeated="985"/>
        </table:table-row>
        <table:table-row table:style-name="ro2">
          <table:table-cell table:style-name="ce31" office:value-type="string" calcext:value-type="string">
            <text:p>tmsg (B)</text:p>
          </table:table-cell>
          <table:table-cell table:style-name="ce16" office:value-type="string" calcext:value-type="string">
            <text:p>8B</text:p>
          </table:table-cell>
          <table:table-cell table:style-name="ce6" office:value-type="string" calcext:value-type="string">
            <text:p>1KB</text:p>
          </table:table-cell>
          <table:table-cell table:style-name="ce6" office:value-type="string" calcext:value-type="string">
            <text:p>4KB</text:p>
          </table:table-cell>
          <table:table-cell table:style-name="ce6" office:value-type="string" calcext:value-type="string">
            <text:p>16KB</text:p>
          </table:table-cell>
          <table:table-cell/>
          <table:table-cell table:style-name="ce31" office:value-type="string" calcext:value-type="string">
            <text:p>tmsg (B)</text:p>
          </table:table-cell>
          <table:table-cell table:style-name="ce6" office:value-type="string" calcext:value-type="string">
            <text:p>8B</text:p>
          </table:table-cell>
          <table:table-cell table:style-name="ce6" office:value-type="string" calcext:value-type="string">
            <text:p>1KB</text:p>
          </table:table-cell>
          <table:table-cell table:style-name="ce6" office:value-type="string" calcext:value-type="string">
            <text:p>4KB</text:p>
          </table:table-cell>
          <table:table-cell table:style-name="ce6" office:value-type="string" calcext:value-type="string">
            <text:p>16KB</text:p>
          </table:table-cell>
          <table:table-cell table:number-columns-repeated="1013"/>
        </table:table-row>
        <table:table-row table:style-name="ro3">
          <table:table-cell table:style-name="ce30" office:value-type="string" calcext:value-type="string">
            <text:p>tempo médio (ms)</text:p>
          </table:table-cell>
          <table:table-cell table:style-name="ce31" table:formula="of:=ROUND(SUM([.B5:.B14])/10;4)" office:value-type="float" office:value="0.1367" calcext:value-type="float">
            <text:p>0,1367</text:p>
          </table:table-cell>
          <table:table-cell table:style-name="ce24" table:formula="of:=ROUND(SUM([.C5:.C14])/10;4)" office:value-type="float" office:value="0.3009" calcext:value-type="float">
            <text:p>0,30</text:p>
          </table:table-cell>
          <table:table-cell table:style-name="ce31" table:formula="of:=ROUND(SUM([.D5:.D14])/10;4)" office:value-type="float" office:value="1.1422" calcext:value-type="float">
            <text:p>1,1422</text:p>
          </table:table-cell>
          <table:table-cell table:style-name="ce31" table:formula="of:=ROUND(SUM([.E5:.E14])/10;4)" office:value-type="float" office:value="3.7966" calcext:value-type="float">
            <text:p>3,7966</text:p>
          </table:table-cell>
          <table:table-cell/>
          <table:table-cell table:style-name="ce30" office:value-type="string" calcext:value-type="string">
            <text:p>tempo médio (ms)</text:p>
          </table:table-cell>
          <table:table-cell table:style-name="ce31" table:formula="of:=ROUND(SUM([.H5:.H14])/10;4)" office:value-type="float" office:value="0.1591" calcext:value-type="float">
            <text:p>0,1591</text:p>
          </table:table-cell>
          <table:table-cell table:style-name="ce31" table:formula="of:=ROUND(SUM([.I5:.I14])/10;4)" office:value-type="float" office:value="0.323" calcext:value-type="float">
            <text:p>0,323</text:p>
          </table:table-cell>
          <table:table-cell table:style-name="ce31" table:formula="of:=ROUND(SUM([.J5:.J14])/10;4)" office:value-type="float" office:value="0.8277" calcext:value-type="float">
            <text:p>0,8277</text:p>
          </table:table-cell>
          <table:table-cell table:style-name="ce31" table:formula="of:=ROUND(SUM([.K5:.K14])/10;4)" office:value-type="float" office:value="4.1822" calcext:value-type="float">
            <text:p>4,1822</text:p>
          </table:table-cell>
          <table:table-cell table:number-columns-repeated="1013"/>
        </table:table-row>
        <table:table-row table:style-name="ro2">
          <table:table-cell table:style-name="Default"/>
          <table:table-cell table:number-columns-repeated="12"/>
          <table:table-cell table:style-name="ce27"/>
          <table:table-cell table:number-columns-repeated="1010"/>
        </table:table-row>
        <table:table-row table:style-name="ro2" table:number-rows-repeated="21">
          <table:table-cell table:number-columns-repeated="1024"/>
        </table:table-row>
        <table:table-row table:style-name="ro4">
          <table:table-cell table:style-name="ce8" office:value-type="string" calcext:value-type="string" table:number-columns-spanned="5" table:number-rows-spanned="1">
            <text:p>VASÃO MÉDIA</text:p>
          </table:table-cell>
          <table:covered-table-cell table:number-columns-repeated="4"/>
          <table:table-cell table:number-columns-repeated="3"/>
          <table:table-cell table:style-name="ce8" office:value-type="string" calcext:value-type="string" table:number-columns-spanned="5" table:number-rows-spanned="1">
            <text:p>VASÃO MÉDIA</text:p>
          </table:table-cell>
          <table:covered-table-cell table:number-columns-repeated="4"/>
          <table:table-cell table:number-columns-repeated="2"/>
          <table:table-cell table:style-name="ce26" office:value-type="string" calcext:value-type="string" table:number-columns-spanned="5" table:number-rows-spanned="1">
            <text:p>LATENCIA MÉDIA</text:p>
          </table:table-cell>
          <table:covered-table-cell table:number-columns-repeated="4" table:style-name="ce34"/>
          <table:table-cell table:number-columns-repeated="1004"/>
        </table:table-row>
        <table:table-row table:style-name="ro2">
          <table:table-cell table:style-name="ce6" office:value-type="string" calcext:value-type="string">
            <text:p>tmsg (B)</text:p>
          </table:table-cell>
          <table:table-cell table:style-name="ce16" office:value-type="float" office:value="8" calcext:value-type="float">
            <text:p>8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16000" calcext:value-type="float">
            <text:p>16000</text:p>
          </table:table-cell>
          <table:table-cell table:number-columns-repeated="3"/>
          <table:table-cell table:style-name="ce6" office:value-type="string" calcext:value-type="string">
            <text:p>tmsg (B)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16000" calcext:value-type="float">
            <text:p>16000</text:p>
          </table:table-cell>
          <table:table-cell table:number-columns-repeated="2"/>
          <table:table-cell table:style-name="ce31" office:value-type="string" calcext:value-type="string">
            <text:p>tmsg (B)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00" calcext:value-type="float">
            <text:p>1000</text:p>
          </table:table-cell>
          <table:table-cell table:style-name="ce31" office:value-type="float" office:value="4000" calcext:value-type="float">
            <text:p>4000</text:p>
          </table:table-cell>
          <table:table-cell table:style-name="ce31" office:value-type="float" office:value="16000" calcext:value-type="float">
            <text:p>16000</text:p>
          </table:table-cell>
          <table:table-cell table:number-columns-repeated="1004"/>
        </table:table-row>
        <table:table-row table:style-name="ro5">
          <table:table-cell table:style-name="ce30" office:value-type="string" calcext:value-type="string">
            <text:p>Vazão média MB/s (bloqueante)</text:p>
          </table:table-cell>
          <table:table-cell table:style-name="ce31" table:formula="of:=ROUND(([dadosV2.B1]*[dadosV2.D1])/([.B18]*1000*1000);0)" office:value-type="float" office:value="155" calcext:value-type="float">
            <text:p>155</text:p>
          </table:table-cell>
          <table:table-cell table:style-name="ce31" table:formula="of:=ROUND(([dadosV2.B12]*[dadosV2.D12])/([.B18]*1000*1000);0)" office:value-type="float" office:value="157" calcext:value-type="float">
            <text:p>157</text:p>
          </table:table-cell>
          <table:table-cell table:style-name="ce31" table:formula="of:=ROUND(([dadosV2.B23]*[dadosV2.D23])/([.B18]*1000*1000);0)" office:value-type="float" office:value="161" calcext:value-type="float">
            <text:p>161</text:p>
          </table:table-cell>
          <table:table-cell table:style-name="ce31" table:formula="of:=ROUND(([dadosV2.B34]*[dadosV2.D34])/([.B18]*1000*1000);0)" office:value-type="float" office:value="164" calcext:value-type="float">
            <text:p>164</text:p>
          </table:table-cell>
          <table:table-cell table:number-columns-repeated="3"/>
          <table:table-cell table:style-name="ce30" office:value-type="string" calcext:value-type="string">
            <text:p>Vazão média <text:s/>MB/s (não bloqueante)</text:p>
          </table:table-cell>
          <table:table-cell table:style-name="ce31" table:formula="of:=ROUND(([dadosV2.B45]*[dadosV2.D45])/([.H18]*1000*1000);0)" office:value-type="float" office:value="231" calcext:value-type="float">
            <text:p>231</text:p>
          </table:table-cell>
          <table:table-cell table:style-name="ce31" table:formula="of:=ROUND(([dadosV2.B56]*[dadosV2.D56])/([.I18]*1000*1000);0)" office:value-type="float" office:value="124" calcext:value-type="float">
            <text:p>124</text:p>
          </table:table-cell>
          <table:table-cell table:style-name="ce31" table:formula="of:=ROUND(([dadosV2.B67]*[dadosV2.D67])/([.J18]*1000*1000);0)" office:value-type="float" office:value="48" calcext:value-type="float">
            <text:p>48</text:p>
          </table:table-cell>
          <table:table-cell table:style-name="ce31" table:formula="of:=ROUND(([dadosV2.B78]*[dadosV2.D78])/([.K18]*1000*1000);0)" office:value-type="float" office:value="9" calcext:value-type="float">
            <text:p>9</text:p>
          </table:table-cell>
          <table:table-cell table:number-columns-repeated="2"/>
          <table:table-cell table:style-name="ce29" office:value-type="string" calcext:value-type="string">
            <text:p>Latencia média us/nmsg</text:p>
          </table:table-cell>
          <table:table-cell table:style-name="ce31" table:formula="of:=ROUND((([.$B18]*1000*1000)/[dadosV2.B1])/2;6)" office:value-type="float" office:value="0.025792" calcext:value-type="float">
            <text:p>0,025792</text:p>
          </table:table-cell>
          <table:table-cell table:style-name="ce31" table:formula="of:=ROUND((([.$C18]*1000*1000)/[dadosV2.B12])/2;6)" office:value-type="float" office:value="6.997674" calcext:value-type="float">
            <text:p>6,997674</text:p>
          </table:table-cell>
          <table:table-cell table:style-name="ce31" table:formula="of:=ROUND((([.$D18]*1000*1000)/[dadosV2.B23])/2;6)" office:value-type="float" office:value="103.836364" calcext:value-type="float">
            <text:p>103,836364</text:p>
          </table:table-cell>
          <table:table-cell table:style-name="ce31" table:formula="of:=ROUND((([.$E18]*1000*1000)/[dadosV2.B34])/2;6)" office:value-type="float" office:value="1355.928571" calcext:value-type="float">
            <text:p>1355,928571</text:p>
          </table:table-cell>
          <table:table-cell table:number-columns-repeated="1004"/>
        </table:table-row>
        <table:table-row table:style-name="ro2">
          <table:table-cell table:style-name="Default"/>
          <table:table-cell table:number-columns-repeated="16"/>
          <table:table-cell table:style-name="ce27"/>
          <table:table-cell table:number-columns-repeated="1006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2" table:style-name="ta1">
        <office:forms form:automatic-focus="false" form:apply-design-mode="false"/>
        <table:table-column table:style-name="co4" table:number-columns-repeated="5" table:default-cell-style-name="Default"/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650000" calcext:value-type="float">
            <text:p>2650000</text:p>
          </table:table-cell>
          <table:table-cell office:value-type="string" calcext:value-type="string">
            <text:p><text:s/>msgs d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 (bloqueante):</text:p>
          </table:table-cell>
        </table:table-row>
        <table:table-row table:style-name="ro2">
          <table:table-cell office:value-type="float" office:value="0.138486" calcext:value-type="float">
            <text:p>0,138486</text:p>
          </table:table-cell>
          <table:table-cell table:number-columns-repeated="4"/>
        </table:table-row>
        <table:table-row table:style-name="ro2">
          <table:table-cell office:value-type="float" office:value="0.128303" calcext:value-type="float">
            <text:p>0,128303</text:p>
          </table:table-cell>
          <table:table-cell table:number-columns-repeated="4"/>
        </table:table-row>
        <table:table-row table:style-name="ro2">
          <table:table-cell office:value-type="float" office:value="0.135807" calcext:value-type="float">
            <text:p>0,135807</text:p>
          </table:table-cell>
          <table:table-cell table:number-columns-repeated="4"/>
        </table:table-row>
        <table:table-row table:style-name="ro2">
          <table:table-cell office:value-type="float" office:value="0.126888" calcext:value-type="float">
            <text:p>0,126888</text:p>
          </table:table-cell>
          <table:table-cell table:number-columns-repeated="4"/>
        </table:table-row>
        <table:table-row table:style-name="ro2">
          <table:table-cell office:value-type="float" office:value="0.141333" calcext:value-type="float">
            <text:p>0,141333</text:p>
          </table:table-cell>
          <table:table-cell table:number-columns-repeated="4"/>
        </table:table-row>
        <table:table-row table:style-name="ro2">
          <table:table-cell office:value-type="float" office:value="0.144859" calcext:value-type="float">
            <text:p>0,144859</text:p>
          </table:table-cell>
          <table:table-cell table:number-columns-repeated="4"/>
        </table:table-row>
        <table:table-row table:style-name="ro2">
          <table:table-cell table:style-name="ce28" office:value-type="float" office:value="0.130593" calcext:value-type="float">
            <text:p>0,13</text:p>
          </table:table-cell>
          <table:table-cell table:number-columns-repeated="4"/>
        </table:table-row>
        <table:table-row table:style-name="ro2">
          <table:table-cell office:value-type="float" office:value="0.135148" calcext:value-type="float">
            <text:p>0,135148</text:p>
          </table:table-cell>
          <table:table-cell table:number-columns-repeated="4"/>
        </table:table-row>
        <table:table-row table:style-name="ro2">
          <table:table-cell office:value-type="float" office:value="0.148666" calcext:value-type="float">
            <text:p>0,148666</text:p>
          </table:table-cell>
          <table:table-cell table:number-columns-repeated="4"/>
        </table:table-row>
        <table:table-row table:style-name="ro2">
          <table:table-cell office:value-type="float" office:value="0.137382" calcext:value-type="float">
            <text:p>0,13738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1500" calcext:value-type="float">
            <text:p>21500</text:p>
          </table:table-cell>
          <table:table-cell office:value-type="string" calcext:value-type="string">
            <text:p><text:s/>msgs de 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 bytes (bloqueante):</text:p>
          </table:table-cell>
        </table:table-row>
        <table:table-row table:style-name="ro2">
          <table:table-cell office:value-type="float" office:value="0.214786" calcext:value-type="float">
            <text:p>0,214786</text:p>
          </table:table-cell>
          <table:table-cell table:number-columns-repeated="4"/>
        </table:table-row>
        <table:table-row table:style-name="ro2">
          <table:table-cell office:value-type="float" office:value="0.387558" calcext:value-type="float">
            <text:p>0,387558</text:p>
          </table:table-cell>
          <table:table-cell table:number-columns-repeated="4"/>
        </table:table-row>
        <table:table-row table:style-name="ro2">
          <table:table-cell office:value-type="float" office:value="0.765647" calcext:value-type="float">
            <text:p>0,765647</text:p>
          </table:table-cell>
          <table:table-cell table:number-columns-repeated="4"/>
        </table:table-row>
        <table:table-row table:style-name="ro2">
          <table:table-cell office:value-type="float" office:value="0.204177" calcext:value-type="float">
            <text:p>0,204177</text:p>
          </table:table-cell>
          <table:table-cell table:number-columns-repeated="4"/>
        </table:table-row>
        <table:table-row table:style-name="ro2">
          <table:table-cell office:value-type="float" office:value="0.231285" calcext:value-type="float">
            <text:p>0,231285</text:p>
          </table:table-cell>
          <table:table-cell table:number-columns-repeated="4"/>
        </table:table-row>
        <table:table-row table:style-name="ro2">
          <table:table-cell office:value-type="float" office:value="0.216347" calcext:value-type="float">
            <text:p>0,216347</text:p>
          </table:table-cell>
          <table:table-cell table:number-columns-repeated="4"/>
        </table:table-row>
        <table:table-row table:style-name="ro2">
          <table:table-cell office:value-type="float" office:value="0.251615" calcext:value-type="float">
            <text:p>0,251615</text:p>
          </table:table-cell>
          <table:table-cell table:number-columns-repeated="4"/>
        </table:table-row>
        <table:table-row table:style-name="ro2">
          <table:table-cell office:value-type="float" office:value="0.23308" calcext:value-type="float">
            <text:p>0,23308</text:p>
          </table:table-cell>
          <table:table-cell table:number-columns-repeated="4"/>
        </table:table-row>
        <table:table-row table:style-name="ro2">
          <table:table-cell office:value-type="float" office:value="0.259515" calcext:value-type="float">
            <text:p>0,259515</text:p>
          </table:table-cell>
          <table:table-cell table:number-columns-repeated="4"/>
        </table:table-row>
        <table:table-row table:style-name="ro2">
          <table:table-cell office:value-type="float" office:value="0.245271" calcext:value-type="float">
            <text:p>0,2452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<text:s/>msgs de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 (bloqueante):</text:p>
          </table:table-cell>
        </table:table-row>
        <table:table-row table:style-name="ro2">
          <table:table-cell office:value-type="float" office:value="0.687671" calcext:value-type="float">
            <text:p>0,687671</text:p>
          </table:table-cell>
          <table:table-cell table:number-columns-repeated="4"/>
        </table:table-row>
        <table:table-row table:style-name="ro2">
          <table:table-cell office:value-type="float" office:value="0.546427" calcext:value-type="float">
            <text:p>0,546427</text:p>
          </table:table-cell>
          <table:table-cell table:number-columns-repeated="4"/>
        </table:table-row>
        <table:table-row table:style-name="ro2">
          <table:table-cell office:value-type="float" office:value="0.676537" calcext:value-type="float">
            <text:p>0,676537</text:p>
          </table:table-cell>
          <table:table-cell table:style-name="ce28"/>
          <table:table-cell table:number-columns-repeated="3"/>
        </table:table-row>
        <table:table-row table:style-name="ro2">
          <table:table-cell office:value-type="float" office:value="0.72948" calcext:value-type="float">
            <text:p>0,72948</text:p>
          </table:table-cell>
          <table:table-cell table:number-columns-repeated="4"/>
        </table:table-row>
        <table:table-row table:style-name="ro2">
          <table:table-cell office:value-type="float" office:value="0.897581" calcext:value-type="float">
            <text:p>0,897581</text:p>
          </table:table-cell>
          <table:table-cell table:number-columns-repeated="4"/>
        </table:table-row>
        <table:table-row table:style-name="ro2">
          <table:table-cell office:value-type="float" office:value="1.54293" calcext:value-type="float">
            <text:p>1,54293</text:p>
          </table:table-cell>
          <table:table-cell table:number-columns-repeated="4"/>
        </table:table-row>
        <table:table-row table:style-name="ro2">
          <table:table-cell office:value-type="float" office:value="1.314816" calcext:value-type="float">
            <text:p>1,314816</text:p>
          </table:table-cell>
          <table:table-cell table:number-columns-repeated="4"/>
        </table:table-row>
        <table:table-row table:style-name="ro2">
          <table:table-cell office:value-type="float" office:value="2.459759" calcext:value-type="float">
            <text:p>2,459759</text:p>
          </table:table-cell>
          <table:table-cell table:number-columns-repeated="4"/>
        </table:table-row>
        <table:table-row table:style-name="ro2">
          <table:table-cell office:value-type="float" office:value="0.996909" calcext:value-type="float">
            <text:p>0,996909</text:p>
          </table:table-cell>
          <table:table-cell table:number-columns-repeated="4"/>
        </table:table-row>
        <table:table-row table:style-name="ro2">
          <table:table-cell office:value-type="float" office:value="1.570114" calcext:value-type="float">
            <text:p>1,5701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<text:s/>msgs de 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B (bloqueante):</text:p>
          </table:table-cell>
        </table:table-row>
        <table:table-row table:style-name="ro2">
          <table:table-cell office:value-type="float" office:value="3.817431" calcext:value-type="float">
            <text:p>3,817431</text:p>
          </table:table-cell>
          <table:table-cell table:number-columns-repeated="4"/>
        </table:table-row>
        <table:table-row table:style-name="ro2">
          <table:table-cell office:value-type="float" office:value="4.039043" calcext:value-type="float">
            <text:p>4,039043</text:p>
          </table:table-cell>
          <table:table-cell table:number-columns-repeated="4"/>
        </table:table-row>
        <table:table-row table:style-name="ro2">
          <table:table-cell office:value-type="float" office:value="4.798592" calcext:value-type="float">
            <text:p>4,798592</text:p>
          </table:table-cell>
          <table:table-cell table:number-columns-repeated="4"/>
        </table:table-row>
        <table:table-row table:style-name="ro2">
          <table:table-cell office:value-type="float" office:value="2.887871" calcext:value-type="float">
            <text:p>2,887871</text:p>
          </table:table-cell>
          <table:table-cell table:number-columns-repeated="4"/>
        </table:table-row>
        <table:table-row table:style-name="ro2">
          <table:table-cell office:value-type="float" office:value="3.157484" calcext:value-type="float">
            <text:p>3,157484</text:p>
          </table:table-cell>
          <table:table-cell table:number-columns-repeated="4"/>
        </table:table-row>
        <table:table-row table:style-name="ro2">
          <table:table-cell office:value-type="float" office:value="3.164349" calcext:value-type="float">
            <text:p>3,164349</text:p>
          </table:table-cell>
          <table:table-cell table:number-columns-repeated="4"/>
        </table:table-row>
        <table:table-row table:style-name="ro2">
          <table:table-cell office:value-type="float" office:value="3.990714" calcext:value-type="float">
            <text:p>3,990714</text:p>
          </table:table-cell>
          <table:table-cell table:number-columns-repeated="4"/>
        </table:table-row>
        <table:table-row table:style-name="ro2">
          <table:table-cell office:value-type="float" office:value="3.59469" calcext:value-type="float">
            <text:p>3,59469</text:p>
          </table:table-cell>
          <table:table-cell table:number-columns-repeated="4"/>
        </table:table-row>
        <table:table-row table:style-name="ro2">
          <table:table-cell office:value-type="float" office:value="3.70804" calcext:value-type="float">
            <text:p>3,70804</text:p>
          </table:table-cell>
          <table:table-cell table:number-columns-repeated="4"/>
        </table:table-row>
        <table:table-row table:style-name="ro2">
          <table:table-cell office:value-type="float" office:value="4.80819" calcext:value-type="float">
            <text:p>4,808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4600000" calcext:value-type="float">
            <text:p>4600000</text:p>
          </table:table-cell>
          <table:table-cell office:value-type="string" calcext:value-type="string">
            <text:p><text:s/>msgs d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 (não bloqueante):</text:p>
          </table:table-cell>
        </table:table-row>
        <table:table-row table:style-name="ro2">
          <table:table-cell office:value-type="float" office:value="0.162927" calcext:value-type="float">
            <text:p>0,162927</text:p>
          </table:table-cell>
          <table:table-cell table:number-columns-repeated="4"/>
        </table:table-row>
        <table:table-row table:style-name="ro2">
          <table:table-cell office:value-type="float" office:value="0.155535" calcext:value-type="float">
            <text:p>0,155535</text:p>
          </table:table-cell>
          <table:table-cell table:number-columns-repeated="4"/>
        </table:table-row>
        <table:table-row table:style-name="ro2">
          <table:table-cell office:value-type="float" office:value="0.156379" calcext:value-type="float">
            <text:p>0,156379</text:p>
          </table:table-cell>
          <table:table-cell table:number-columns-repeated="4"/>
        </table:table-row>
        <table:table-row table:style-name="ro2">
          <table:table-cell office:value-type="float" office:value="0.156104" calcext:value-type="float">
            <text:p>0,156104</text:p>
          </table:table-cell>
          <table:table-cell table:number-columns-repeated="4"/>
        </table:table-row>
        <table:table-row table:style-name="ro2">
          <table:table-cell office:value-type="float" office:value="0.171287" calcext:value-type="float">
            <text:p>0,171287</text:p>
          </table:table-cell>
          <table:table-cell table:number-columns-repeated="4"/>
        </table:table-row>
        <table:table-row table:style-name="ro2">
          <table:table-cell office:value-type="float" office:value="0.157937" calcext:value-type="float">
            <text:p>0,157937</text:p>
          </table:table-cell>
          <table:table-cell table:number-columns-repeated="4"/>
        </table:table-row>
        <table:table-row table:style-name="ro2">
          <table:table-cell office:value-type="float" office:value="0.162817" calcext:value-type="float">
            <text:p>0,162817</text:p>
          </table:table-cell>
          <table:table-cell table:number-columns-repeated="4"/>
        </table:table-row>
        <table:table-row table:style-name="ro2">
          <table:table-cell office:value-type="float" office:value="0.154672" calcext:value-type="float">
            <text:p>0,154672</text:p>
          </table:table-cell>
          <table:table-cell table:number-columns-repeated="4"/>
        </table:table-row>
        <table:table-row table:style-name="ro2">
          <table:table-cell office:value-type="float" office:value="0.155864" calcext:value-type="float">
            <text:p>0,155864</text:p>
          </table:table-cell>
          <table:table-cell table:number-columns-repeated="4"/>
        </table:table-row>
        <table:table-row table:style-name="ro2">
          <table:table-cell office:value-type="float" office:value="0.157335" calcext:value-type="float">
            <text:p>0,1573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<text:s/>msgs de 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 (não bloqueante):</text:p>
          </table:table-cell>
        </table:table-row>
        <table:table-row table:style-name="ro2">
          <table:table-cell office:value-type="float" office:value="0.313838" calcext:value-type="float">
            <text:p>0,313838</text:p>
          </table:table-cell>
          <table:table-cell table:number-columns-repeated="4"/>
        </table:table-row>
        <table:table-row table:style-name="ro2">
          <table:table-cell office:value-type="float" office:value="0.350733" calcext:value-type="float">
            <text:p>0,350733</text:p>
          </table:table-cell>
          <table:table-cell table:number-columns-repeated="4"/>
        </table:table-row>
        <table:table-row table:style-name="ro2">
          <table:table-cell office:value-type="float" office:value="0.359733" calcext:value-type="float">
            <text:p>0,359733</text:p>
          </table:table-cell>
          <table:table-cell table:number-columns-repeated="4"/>
        </table:table-row>
        <table:table-row table:style-name="ro2">
          <table:table-cell office:value-type="float" office:value="0.314399" calcext:value-type="float">
            <text:p>0,314399</text:p>
          </table:table-cell>
          <table:table-cell table:number-columns-repeated="4"/>
        </table:table-row>
        <table:table-row table:style-name="ro2">
          <table:table-cell office:value-type="float" office:value="0.322963" calcext:value-type="float">
            <text:p>0,322963</text:p>
          </table:table-cell>
          <table:table-cell table:number-columns-repeated="4"/>
        </table:table-row>
        <table:table-row table:style-name="ro2">
          <table:table-cell office:value-type="float" office:value="0.331714" calcext:value-type="float">
            <text:p>0,331714</text:p>
          </table:table-cell>
          <table:table-cell table:number-columns-repeated="4"/>
        </table:table-row>
        <table:table-row table:style-name="ro2">
          <table:table-cell office:value-type="float" office:value="0.315152" calcext:value-type="float">
            <text:p>0,315152</text:p>
          </table:table-cell>
          <table:table-cell table:number-columns-repeated="4"/>
        </table:table-row>
        <table:table-row table:style-name="ro2">
          <table:table-cell office:value-type="float" office:value="0.301107" calcext:value-type="float">
            <text:p>0,301107</text:p>
          </table:table-cell>
          <table:table-cell table:number-columns-repeated="4"/>
        </table:table-row>
        <table:table-row table:style-name="ro2">
          <table:table-cell office:value-type="float" office:value="0.311476" calcext:value-type="float">
            <text:p>0,311476</text:p>
          </table:table-cell>
          <table:table-cell table:number-columns-repeated="4"/>
        </table:table-row>
        <table:table-row table:style-name="ro2">
          <table:table-cell office:value-type="float" office:value="0.309236" calcext:value-type="float">
            <text:p>0,3092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msgs de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 (não bloqueante):</text:p>
          </table:table-cell>
        </table:table-row>
        <table:table-row table:style-name="ro2">
          <table:table-cell office:value-type="float" office:value="0.755773" calcext:value-type="float">
            <text:p>0,755773</text:p>
          </table:table-cell>
          <table:table-cell table:number-columns-repeated="4"/>
        </table:table-row>
        <table:table-row table:style-name="ro2">
          <table:table-cell office:value-type="float" office:value="0.399665" calcext:value-type="float">
            <text:p>0,399665</text:p>
          </table:table-cell>
          <table:table-cell table:number-columns-repeated="4"/>
        </table:table-row>
        <table:table-row table:style-name="ro2">
          <table:table-cell office:value-type="float" office:value="0.902134" calcext:value-type="float">
            <text:p>0,902134</text:p>
          </table:table-cell>
          <table:table-cell table:number-columns-repeated="4"/>
        </table:table-row>
        <table:table-row table:style-name="ro2">
          <table:table-cell office:value-type="float" office:value="0.859172" calcext:value-type="float">
            <text:p>0,859172</text:p>
          </table:table-cell>
          <table:table-cell table:number-columns-repeated="4"/>
        </table:table-row>
        <table:table-row table:style-name="ro2">
          <table:table-cell office:value-type="float" office:value="1.229823" calcext:value-type="float">
            <text:p>1,229823</text:p>
          </table:table-cell>
          <table:table-cell table:number-columns-repeated="4"/>
        </table:table-row>
        <table:table-row table:style-name="ro2">
          <table:table-cell office:value-type="float" office:value="0.867486" calcext:value-type="float">
            <text:p>0,867486</text:p>
          </table:table-cell>
          <table:table-cell table:number-columns-repeated="4"/>
        </table:table-row>
        <table:table-row table:style-name="ro2">
          <table:table-cell office:value-type="float" office:value="0.729975" calcext:value-type="float">
            <text:p>0,729975</text:p>
          </table:table-cell>
          <table:table-cell table:number-columns-repeated="4"/>
        </table:table-row>
        <table:table-row table:style-name="ro2">
          <table:table-cell office:value-type="float" office:value="1.306267" calcext:value-type="float">
            <text:p>1,306267</text:p>
          </table:table-cell>
          <table:table-cell table:number-columns-repeated="4"/>
        </table:table-row>
        <table:table-row table:style-name="ro2">
          <table:table-cell office:value-type="float" office:value="0.605916" calcext:value-type="float">
            <text:p>0,605916</text:p>
          </table:table-cell>
          <table:table-cell table:number-columns-repeated="4"/>
        </table:table-row>
        <table:table-row table:style-name="ro2">
          <table:table-cell office:value-type="float" office:value="0.620957" calcext:value-type="float">
            <text:p>0,6209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<text:s/>msgs de 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B (não bloqueante):</text:p>
          </table:table-cell>
        </table:table-row>
        <table:table-row table:style-name="ro2">
          <table:table-cell office:value-type="float" office:value="2.629668" calcext:value-type="float">
            <text:p>2,629668</text:p>
          </table:table-cell>
          <table:table-cell table:number-columns-repeated="4"/>
        </table:table-row>
        <table:table-row table:style-name="ro2">
          <table:table-cell office:value-type="float" office:value="3.02876" calcext:value-type="float">
            <text:p>3,02876</text:p>
          </table:table-cell>
          <table:table-cell table:number-columns-repeated="4"/>
        </table:table-row>
        <table:table-row table:style-name="ro2">
          <table:table-cell office:value-type="float" office:value="4.442375" calcext:value-type="float">
            <text:p>4,442375</text:p>
          </table:table-cell>
          <table:table-cell table:number-columns-repeated="4"/>
        </table:table-row>
        <table:table-row table:style-name="ro2">
          <table:table-cell office:value-type="float" office:value="14.258944" calcext:value-type="float">
            <text:p>14,258944</text:p>
          </table:table-cell>
          <table:table-cell table:number-columns-repeated="4"/>
        </table:table-row>
        <table:table-row table:style-name="ro2">
          <table:table-cell office:value-type="float" office:value="2.601336" calcext:value-type="float">
            <text:p>2,601336</text:p>
          </table:table-cell>
          <table:table-cell table:number-columns-repeated="4"/>
        </table:table-row>
        <table:table-row table:style-name="ro2">
          <table:table-cell office:value-type="float" office:value="2.28712" calcext:value-type="float">
            <text:p>2,28712</text:p>
          </table:table-cell>
          <table:table-cell table:number-columns-repeated="4"/>
        </table:table-row>
        <table:table-row table:style-name="ro2">
          <table:table-cell office:value-type="float" office:value="2.277437" calcext:value-type="float">
            <text:p>2,277437</text:p>
          </table:table-cell>
          <table:table-cell table:number-columns-repeated="4"/>
        </table:table-row>
        <table:table-row table:style-name="ro2">
          <table:table-cell office:value-type="float" office:value="2.721048" calcext:value-type="float">
            <text:p>2,721048</text:p>
          </table:table-cell>
          <table:table-cell table:number-columns-repeated="4"/>
        </table:table-row>
        <table:table-row table:style-name="ro2">
          <table:table-cell office:value-type="float" office:value="2.875764" calcext:value-type="float">
            <text:p>2,875764</text:p>
          </table:table-cell>
          <table:table-cell table:number-columns-repeated="4"/>
        </table:table-row>
        <table:table-row table:style-name="ro2">
          <table:table-cell office:value-type="float" office:value="4.700011" calcext:value-type="float">
            <text:p>4,700011</text:p>
          </table:table-cell>
          <table:table-cell table:number-columns-repeated="4"/>
        </table:table-row>
      </table:table>
      <table:table table:name="tempo-e-vazaoV1" table:style-name="ta1">
        <office:forms form:automatic-focus="false" form:apply-design-mode="false"/>
        <table:shapes>
          <draw:frame draw:z-index="0" draw:style-name="gr1" draw:text-style-name="P1" svg:width="10.795cm" svg:height="8.996cm" svg:x="0.233cm" svg:y="9.303cm">
            <draw:object draw:notify-on-update-of-ranges="'tempo-e-vazaoV1'.B17:'tempo-e-vazaoV1'.I17 'tempo-e-vazaoV1'.A18:'tempo-e-vazaoV1'.A18 'tempo-e-vazaoV1'.B18:'tempo-e-vazaoV1'.I18 'tempo-e-vazaoV1'.A19:'tempo-e-vazaoV1'.A19 'tempo-e-vazaoV1'.B19:'tempo-e-vazaoV1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1'.B42:'tempo-e-vazaoV1'.I42 'tempo-e-vazaoV1'.A43:'tempo-e-vazaoV1'.A43 'tempo-e-vazaoV1'.B43:'tempo-e-vazaoV1'.I43 'tempo-e-vazaoV1'.A44:'tempo-e-vazaoV1'.A44 'tempo-e-vazaoV1'.B44:'tempo-e-vazaoV1'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5" table:number-columns-repeated="8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2]" office:value-type="float" office:value="1.24117" calcext:value-type="float">
            <text:p>1.241170</text:p>
          </table:table-cell>
          <table:table-cell table:style-name="ce14" table:formula="of:=[$dadosV1.$A13]" office:value-type="float" office:value="0.813518" calcext:value-type="float">
            <text:p>0.813518</text:p>
          </table:table-cell>
          <table:table-cell table:style-name="ce14" table:formula="of:=[$dadosV1.$A24]" office:value-type="float" office:value="0.711085" calcext:value-type="float">
            <text:p>0.711085</text:p>
          </table:table-cell>
          <table:table-cell table:style-name="ce14" table:formula="of:=[$dadosV1.$A35]" office:value-type="float" office:value="0.651615" calcext:value-type="float">
            <text:p>0.651615</text:p>
          </table:table-cell>
          <table:table-cell table:style-name="ce14" table:formula="of:=[$dadosV1.$A46]" office:value-type="float" office:value="0.656744" calcext:value-type="float">
            <text:p>0.656744</text:p>
          </table:table-cell>
          <table:table-cell table:style-name="ce14" table:formula="of:=[$dadosV1.$A57]" office:value-type="float" office:value="0.650794" calcext:value-type="float">
            <text:p>0.650794</text:p>
          </table:table-cell>
          <table:table-cell table:style-name="ce14" table:formula="of:=[$dadosV1.$A68]" office:value-type="float" office:value="0.64443" calcext:value-type="float">
            <text:p>0.644430</text:p>
          </table:table-cell>
          <table:table-cell table:style-name="ce14" table:formula="of:=[$dadosV1.$A79]" office:value-type="float" office:value="0.649935" calcext:value-type="float">
            <text:p>0.64993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3]" office:value-type="float" office:value="1.240456" calcext:value-type="float">
            <text:p>1.240456</text:p>
          </table:table-cell>
          <table:table-cell table:style-name="ce14" table:formula="of:=[$dadosV1.$A14]" office:value-type="float" office:value="0.816326" calcext:value-type="float">
            <text:p>0.816326</text:p>
          </table:table-cell>
          <table:table-cell table:style-name="ce14" table:formula="of:=[$dadosV1.$A25]" office:value-type="float" office:value="0.708629" calcext:value-type="float">
            <text:p>0.708629</text:p>
          </table:table-cell>
          <table:table-cell table:style-name="ce14" table:formula="of:=[$dadosV1.$A36]" office:value-type="float" office:value="0.655305" calcext:value-type="float">
            <text:p>0.655305</text:p>
          </table:table-cell>
          <table:table-cell table:style-name="ce14" table:formula="of:=[$dadosV1.$A47]" office:value-type="float" office:value="0.654861" calcext:value-type="float">
            <text:p>0.654861</text:p>
          </table:table-cell>
          <table:table-cell table:style-name="ce14" table:formula="of:=[$dadosV1.$A58]" office:value-type="float" office:value="0.643143" calcext:value-type="float">
            <text:p>0.643143</text:p>
          </table:table-cell>
          <table:table-cell table:style-name="ce14" table:formula="of:=[$dadosV1.$A69]" office:value-type="float" office:value="0.645907" calcext:value-type="float">
            <text:p>0.645907</text:p>
          </table:table-cell>
          <table:table-cell table:style-name="ce14" table:formula="of:=[$dadosV1.$A80]" office:value-type="float" office:value="0.650282" calcext:value-type="float">
            <text:p>0.65028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4]" office:value-type="float" office:value="1.242517" calcext:value-type="float">
            <text:p>1.242517</text:p>
          </table:table-cell>
          <table:table-cell table:style-name="ce14" table:formula="of:=[$dadosV1.$A15]" office:value-type="float" office:value="0.821015" calcext:value-type="float">
            <text:p>0.821015</text:p>
          </table:table-cell>
          <table:table-cell table:style-name="ce14" table:formula="of:=[$dadosV1.$A26]" office:value-type="float" office:value="0.711591" calcext:value-type="float">
            <text:p>0.711591</text:p>
          </table:table-cell>
          <table:table-cell table:style-name="ce14" table:formula="of:=[$dadosV1.$A37]" office:value-type="float" office:value="0.656386" calcext:value-type="float">
            <text:p>0.656386</text:p>
          </table:table-cell>
          <table:table-cell table:style-name="ce14" table:formula="of:=[$dadosV1.$A48]" office:value-type="float" office:value="0.653428" calcext:value-type="float">
            <text:p>0.653428</text:p>
          </table:table-cell>
          <table:table-cell table:style-name="ce14" table:formula="of:=[$dadosV1.$A59]" office:value-type="float" office:value="0.645468" calcext:value-type="float">
            <text:p>0.645468</text:p>
          </table:table-cell>
          <table:table-cell table:style-name="ce14" table:formula="of:=[$dadosV1.$A70]" office:value-type="float" office:value="0.647121" calcext:value-type="float">
            <text:p>0.647121</text:p>
          </table:table-cell>
          <table:table-cell table:style-name="ce14" table:formula="of:=[$dadosV1.$A81]" office:value-type="float" office:value="0.648268" calcext:value-type="float">
            <text:p>0.64826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5]" office:value-type="float" office:value="1.244572" calcext:value-type="float">
            <text:p>1.244572</text:p>
          </table:table-cell>
          <table:table-cell table:style-name="ce14" table:formula="of:=[$dadosV1.$A16]" office:value-type="float" office:value="0.816081" calcext:value-type="float">
            <text:p>0.816081</text:p>
          </table:table-cell>
          <table:table-cell table:style-name="ce14" table:formula="of:=[$dadosV1.$A27]" office:value-type="float" office:value="0.7084" calcext:value-type="float">
            <text:p>0.708400</text:p>
          </table:table-cell>
          <table:table-cell table:style-name="ce14" table:formula="of:=[$dadosV1.$A38]" office:value-type="float" office:value="0.653174" calcext:value-type="float">
            <text:p>0.653174</text:p>
          </table:table-cell>
          <table:table-cell table:style-name="ce14" table:formula="of:=[$dadosV1.$A49]" office:value-type="float" office:value="0.655839" calcext:value-type="float">
            <text:p>0.655839</text:p>
          </table:table-cell>
          <table:table-cell table:style-name="ce14" table:formula="of:=[$dadosV1.$A60]" office:value-type="float" office:value="0.651064" calcext:value-type="float">
            <text:p>0.651064</text:p>
          </table:table-cell>
          <table:table-cell table:style-name="ce14" table:formula="of:=[$dadosV1.$A71]" office:value-type="float" office:value="0.644712" calcext:value-type="float">
            <text:p>0.644712</text:p>
          </table:table-cell>
          <table:table-cell table:style-name="ce14" table:formula="of:=[$dadosV1.$A82]" office:value-type="float" office:value="0.65406" calcext:value-type="float">
            <text:p>0.65406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6]" office:value-type="float" office:value="1.243254" calcext:value-type="float">
            <text:p>1.243254</text:p>
          </table:table-cell>
          <table:table-cell table:style-name="ce14" table:formula="of:=[$dadosV1.$A17]" office:value-type="float" office:value="0.819892" calcext:value-type="float">
            <text:p>0.819892</text:p>
          </table:table-cell>
          <table:table-cell table:style-name="ce14" table:formula="of:=[$dadosV1.$A28]" office:value-type="float" office:value="0.706941" calcext:value-type="float">
            <text:p>0.706941</text:p>
          </table:table-cell>
          <table:table-cell table:style-name="ce14" table:formula="of:=[$dadosV1.$A39]" office:value-type="float" office:value="0.658151" calcext:value-type="float">
            <text:p>0.658151</text:p>
          </table:table-cell>
          <table:table-cell table:style-name="ce14" table:formula="of:=[$dadosV1.$A50]" office:value-type="float" office:value="0.655507" calcext:value-type="float">
            <text:p>0.655507</text:p>
          </table:table-cell>
          <table:table-cell table:style-name="ce14" table:formula="of:=[$dadosV1.$A61]" office:value-type="float" office:value="0.643592" calcext:value-type="float">
            <text:p>0.643592</text:p>
          </table:table-cell>
          <table:table-cell table:style-name="ce14" table:formula="of:=[$dadosV1.$A72]" office:value-type="float" office:value="0.649424" calcext:value-type="float">
            <text:p>0.649424</text:p>
          </table:table-cell>
          <table:table-cell table:style-name="ce14" table:formula="of:=[$dadosV1.$A83]" office:value-type="float" office:value="0.651792" calcext:value-type="float">
            <text:p>0.65179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7]" office:value-type="float" office:value="1.23758" calcext:value-type="float">
            <text:p>1.237580</text:p>
          </table:table-cell>
          <table:table-cell table:style-name="ce14" table:formula="of:=[$dadosV1.$A18]" office:value-type="float" office:value="0.815997" calcext:value-type="float">
            <text:p>0.815997</text:p>
          </table:table-cell>
          <table:table-cell table:style-name="ce14" table:formula="of:=[$dadosV1.$A29]" office:value-type="float" office:value="0.708966" calcext:value-type="float">
            <text:p>0.708966</text:p>
          </table:table-cell>
          <table:table-cell table:style-name="ce14" table:formula="of:=[$dadosV1.$A40]" office:value-type="float" office:value="0.65539" calcext:value-type="float">
            <text:p>0.655390</text:p>
          </table:table-cell>
          <table:table-cell table:style-name="ce14" table:formula="of:=[$dadosV1.$A51]" office:value-type="float" office:value="0.654038" calcext:value-type="float">
            <text:p>0.654038</text:p>
          </table:table-cell>
          <table:table-cell table:style-name="ce14" table:formula="of:=[$dadosV1.$A62]" office:value-type="float" office:value="0.646883" calcext:value-type="float">
            <text:p>0.646883</text:p>
          </table:table-cell>
          <table:table-cell table:style-name="ce14" table:formula="of:=[$dadosV1.$A73]" office:value-type="float" office:value="0.645687" calcext:value-type="float">
            <text:p>0.645687</text:p>
          </table:table-cell>
          <table:table-cell table:style-name="ce14" table:formula="of:=[$dadosV1.$A84]" office:value-type="float" office:value="0.647704" calcext:value-type="float">
            <text:p>0.64770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8]" office:value-type="float" office:value="1.246809" calcext:value-type="float">
            <text:p>1.246809</text:p>
          </table:table-cell>
          <table:table-cell table:style-name="ce14" table:formula="of:=[$dadosV1.$A19]" office:value-type="float" office:value="0.818361" calcext:value-type="float">
            <text:p>0.818361</text:p>
          </table:table-cell>
          <table:table-cell table:style-name="ce14" table:formula="of:=[$dadosV1.$A30]" office:value-type="float" office:value="0.709845" calcext:value-type="float">
            <text:p>0.709845</text:p>
          </table:table-cell>
          <table:table-cell table:style-name="ce14" table:formula="of:=[$dadosV1.$A41]" office:value-type="float" office:value="0.652613" calcext:value-type="float">
            <text:p>0.652613</text:p>
          </table:table-cell>
          <table:table-cell table:style-name="ce14" table:formula="of:=[$dadosV1.$A52]" office:value-type="float" office:value="0.656187" calcext:value-type="float">
            <text:p>0.656187</text:p>
          </table:table-cell>
          <table:table-cell table:style-name="ce14" table:formula="of:=[$dadosV1.$A63]" office:value-type="float" office:value="0.645205" calcext:value-type="float">
            <text:p>0.645205</text:p>
          </table:table-cell>
          <table:table-cell table:style-name="ce14" table:formula="of:=[$dadosV1.$A74]" office:value-type="float" office:value="0.644402" calcext:value-type="float">
            <text:p>0.644402</text:p>
          </table:table-cell>
          <table:table-cell table:style-name="ce14" table:formula="of:=[$dadosV1.$A85]" office:value-type="float" office:value="0.651828" calcext:value-type="float">
            <text:p>0.65182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9]" office:value-type="float" office:value="1.240291" calcext:value-type="float">
            <text:p>1.240291</text:p>
          </table:table-cell>
          <table:table-cell table:style-name="ce14" table:formula="of:=[$dadosV1.$A20]" office:value-type="float" office:value="0.813247" calcext:value-type="float">
            <text:p>0.813247</text:p>
          </table:table-cell>
          <table:table-cell table:style-name="ce14" table:formula="of:=[$dadosV1.$A31]" office:value-type="float" office:value="0.706429" calcext:value-type="float">
            <text:p>0.706429</text:p>
          </table:table-cell>
          <table:table-cell table:style-name="ce14" table:formula="of:=[$dadosV1.$A42]" office:value-type="float" office:value="0.656401" calcext:value-type="float">
            <text:p>0.656401</text:p>
          </table:table-cell>
          <table:table-cell table:style-name="ce14" table:formula="of:=[$dadosV1.$A53]" office:value-type="float" office:value="0.655681" calcext:value-type="float">
            <text:p>0.655681</text:p>
          </table:table-cell>
          <table:table-cell table:style-name="ce14" table:formula="of:=[$dadosV1.$A64]" office:value-type="float" office:value="0.643541" calcext:value-type="float">
            <text:p>0.643541</text:p>
          </table:table-cell>
          <table:table-cell table:style-name="ce14" table:formula="of:=[$dadosV1.$A75]" office:value-type="float" office:value="0.647444" calcext:value-type="float">
            <text:p>0.647444</text:p>
          </table:table-cell>
          <table:table-cell table:style-name="ce14" table:formula="of:=[$dadosV1.$A86]" office:value-type="float" office:value="0.651198" calcext:value-type="float">
            <text:p>0.65119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0]" office:value-type="float" office:value="1.24083" calcext:value-type="float">
            <text:p>1.240830</text:p>
          </table:table-cell>
          <table:table-cell table:style-name="ce14" table:formula="of:=[$dadosV1.$A21]" office:value-type="float" office:value="0.816333" calcext:value-type="float">
            <text:p>0.816333</text:p>
          </table:table-cell>
          <table:table-cell table:style-name="ce14" table:formula="of:=[$dadosV1.$A32]" office:value-type="float" office:value="0.705095" calcext:value-type="float">
            <text:p>0.705095</text:p>
          </table:table-cell>
          <table:table-cell table:style-name="ce14" table:formula="of:=[$dadosV1.$A43]" office:value-type="float" office:value="0.655282" calcext:value-type="float">
            <text:p>0.655282</text:p>
          </table:table-cell>
          <table:table-cell table:style-name="ce14" table:formula="of:=[$dadosV1.$A54]" office:value-type="float" office:value="0.654766" calcext:value-type="float">
            <text:p>0.654766</text:p>
          </table:table-cell>
          <table:table-cell table:style-name="ce14" table:formula="of:=[$dadosV1.$A65]" office:value-type="float" office:value="0.645467" calcext:value-type="float">
            <text:p>0.645467</text:p>
          </table:table-cell>
          <table:table-cell table:style-name="ce14" table:formula="of:=[$dadosV1.$A76]" office:value-type="float" office:value="0.647512" calcext:value-type="float">
            <text:p>0.647512</text:p>
          </table:table-cell>
          <table:table-cell table:style-name="ce14" table:formula="of:=[$dadosV1.$A87]" office:value-type="float" office:value="0.648143" calcext:value-type="float">
            <text:p>0.64814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1]" office:value-type="float" office:value="1.239683" calcext:value-type="float">
            <text:p>1.239683</text:p>
          </table:table-cell>
          <table:table-cell table:style-name="ce14" table:formula="of:=[$dadosV1.$A22]" office:value-type="float" office:value="0.808033" calcext:value-type="float">
            <text:p>0.808033</text:p>
          </table:table-cell>
          <table:table-cell table:style-name="ce14" table:formula="of:=[$dadosV1.$A33]" office:value-type="float" office:value="0.712204" calcext:value-type="float">
            <text:p>0.712204</text:p>
          </table:table-cell>
          <table:table-cell table:style-name="ce14" table:formula="of:=[$dadosV1.$A44]" office:value-type="float" office:value="0.653611" calcext:value-type="float">
            <text:p>0.653611</text:p>
          </table:table-cell>
          <table:table-cell table:style-name="ce14" table:formula="of:=[$dadosV1.$A55]" office:value-type="float" office:value="0.657162" calcext:value-type="float">
            <text:p>0.657162</text:p>
          </table:table-cell>
          <table:table-cell table:style-name="ce14" table:formula="of:=[$dadosV1.$A66]" office:value-type="float" office:value="0.649364" calcext:value-type="float">
            <text:p>0.649364</text:p>
          </table:table-cell>
          <table:table-cell table:style-name="ce14" table:formula="of:=[$dadosV1.$A77]" office:value-type="float" office:value="0.645889" calcext:value-type="float">
            <text:p>0.645889</text:p>
          </table:table-cell>
          <table:table-cell table:style-name="ce14" table:formula="of:=[$dadosV1.$A88]" office:value-type="float" office:value="0.650427" calcext:value-type="float">
            <text:p>0.650427</text:p>
          </table:table-cell>
          <table:table-cell table:number-columns-repeated="1015"/>
        </table:table-row>
        <table:table-row table:style-name="ro2">
          <table:table-cell/>
          <table:table-cell table:style-name="ce14" table:number-columns-repeated="8"/>
          <table:table-cell table:number-columns-repeated="1015"/>
        </table:table-row>
        <table:table-row table:style-name="ro2">
          <table:table-cell table:style-name="ce44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4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241.72" calcext:value-type="float">
            <text:p>1241,72</text:p>
          </table:table-cell>
          <table:table-cell table:style-name="ce6" table:formula="of:=ROUND(SUM([.C5:.C14])*1000/10;2)" office:value-type="float" office:value="815.88" calcext:value-type="float">
            <text:p>815,88</text:p>
          </table:table-cell>
          <table:table-cell table:style-name="ce6" table:formula="of:=ROUND(SUM([.D5:.D14])*1000/10;2)" office:value-type="float" office:value="708.92" calcext:value-type="float">
            <text:p>708,92</text:p>
          </table:table-cell>
          <table:table-cell table:style-name="ce6" table:formula="of:=ROUND(SUM([.E5:.E14])*1000/10;2)" office:value-type="float" office:value="654.79" calcext:value-type="float">
            <text:p>654,79</text:p>
          </table:table-cell>
          <table:table-cell table:style-name="ce6" table:formula="of:=ROUND(SUM([.F5:.F14])*1000/10;2)" office:value-type="float" office:value="655.42" calcext:value-type="float">
            <text:p>655,42</text:p>
          </table:table-cell>
          <table:table-cell table:style-name="ce6" table:formula="of:=ROUND(SUM([.G5:.G14])*1000/10;2)" office:value-type="float" office:value="646.45" calcext:value-type="float">
            <text:p>646,45</text:p>
          </table:table-cell>
          <table:table-cell table:style-name="ce6" table:formula="of:=ROUND(SUM([.H5:.H14])*1000/10;2)" office:value-type="float" office:value="646.25" calcext:value-type="float">
            <text:p>646,25</text:p>
          </table:table-cell>
          <table:table-cell table:style-name="ce6" table:formula="of:=ROUND(SUM([.I5:.I14])*1000/10;2)" office:value-type="float" office:value="650.36" calcext:value-type="float">
            <text:p>650,3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52" calcext:value-type="float">
            <text:p>1,52</text:p>
          </table:table-cell>
          <table:table-cell table:style-name="ce20" table:formula="of:=ROUND([.$B18]/[.D18];2)" office:value-type="float" office:value="1.75" calcext:value-type="float">
            <text:p>1,75</text:p>
          </table:table-cell>
          <table:table-cell table:style-name="ce20" table:formula="of:=ROUND([.$B18]/[.E18];2)" office:value-type="float" office:value="1.9" calcext:value-type="float">
            <text:p>1,90</text:p>
          </table:table-cell>
          <table:table-cell table:style-name="ce20" table:formula="of:=ROUND([.$B18]/[.F18];2)" office:value-type="float" office:value="1.89" calcext:value-type="float">
            <text:p>1,89</text:p>
          </table:table-cell>
          <table:table-cell table:style-name="ce20" table:formula="of:=ROUND([.$B18]/[.G18];2)" office:value-type="float" office:value="1.92" calcext:value-type="float">
            <text:p>1,92</text:p>
          </table:table-cell>
          <table:table-cell table:style-name="ce20" table:formula="of:=ROUND([.$B18]/[.H18];2)" office:value-type="float" office:value="1.92" calcext:value-type="float">
            <text:p>1,92</text:p>
          </table:table-cell>
          <table:table-cell table:style-name="ce20" table:formula="of:=ROUND([.$B18]/[.I18];2)" office:value-type="float" office:value="1.91" calcext:value-type="float">
            <text:p>1,91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44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4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403" calcext:value-type="float">
            <text:p>403</text:p>
          </table:table-cell>
          <table:table-cell table:style-name="ce6" table:formula="of:=ROUND([.$I$2]/(([.C18]/1000)*1000*1000);0)" office:value-type="float" office:value="613" calcext:value-type="float">
            <text:p>613</text:p>
          </table:table-cell>
          <table:table-cell table:style-name="ce6" table:formula="of:=ROUND([.$I$2]/(([.D18]/1000)*1000*1000);0)" office:value-type="float" office:value="705" calcext:value-type="float">
            <text:p>705</text:p>
          </table:table-cell>
          <table:table-cell table:style-name="ce6" table:formula="of:=ROUND([.$I$2]/(([.E18]/1000)*1000*1000);0)" office:value-type="float" office:value="764" calcext:value-type="float">
            <text:p>764</text:p>
          </table:table-cell>
          <table:table-cell table:style-name="ce6" table:formula="of:=ROUND([.$I$2]/(([.F18]/1000)*1000*1000);0)" office:value-type="float" office:value="763" calcext:value-type="float">
            <text:p>763</text:p>
          </table:table-cell>
          <table:table-cell table:style-name="ce6" table:formula="of:=ROUND([.$I$2]/(([.G18]/1000)*1000*1000);0)" office:value-type="float" office:value="773" calcext:value-type="float">
            <text:p>773</text:p>
          </table:table-cell>
          <table:table-cell table:style-name="ce6" table:formula="of:=ROUND([.$I$2]/(([.H18]/1000)*1000*1000);0)" office:value-type="float" office:value="774" calcext:value-type="float">
            <text:p>774</text:p>
          </table:table-cell>
          <table:table-cell table:style-name="ce6" table:formula="of:=ROUND([.$I$2]/(([.I18]/1000)*1000*1000);0)" office:value-type="float" office:value="769" calcext:value-type="float">
            <text:p>76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52" calcext:value-type="float">
            <text:p>1.52</text:p>
          </table:table-cell>
          <table:table-cell table:style-name="ce17" table:formula="of:=[.D19]" office:value-type="float" office:value="1.75" calcext:value-type="float">
            <text:p>1.75</text:p>
          </table:table-cell>
          <table:table-cell table:style-name="ce17" table:formula="of:=[.E19]" office:value-type="float" office:value="1.9" calcext:value-type="float">
            <text:p>1.90</text:p>
          </table:table-cell>
          <table:table-cell table:style-name="ce17" table:formula="of:=[.F19]" office:value-type="float" office:value="1.89" calcext:value-type="float">
            <text:p>1.89</text:p>
          </table:table-cell>
          <table:table-cell table:style-name="ce17" table:formula="of:=[.G19]" office:value-type="float" office:value="1.92" calcext:value-type="float">
            <text:p>1.92</text:p>
          </table:table-cell>
          <table:table-cell table:style-name="ce17" table:formula="of:=[.H19]" office:value-type="float" office:value="1.92" calcext:value-type="float">
            <text:p>1.92</text:p>
          </table:table-cell>
          <table:table-cell table:style-name="ce17" table:formula="of:=[.I19]" office:value-type="float" office:value="1.91" calcext:value-type="float">
            <text:p>1.91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1" table:style-name="ta1">
        <table:table-column table:style-name="co4" table:number-columns-repeated="5" table:default-cell-style-name="Default"/>
        <table:table-row table:style-name="ro2">
          <table:table-cell office:value-type="string" calcext:value-type="string">
            <text:p>\\\\\\\\\\\\\\\\\\\\\\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24117" calcext:value-type="float">
            <text:p>1,24117</text:p>
          </table:table-cell>
          <table:table-cell table:number-columns-repeated="4"/>
        </table:table-row>
        <table:table-row table:style-name="ro2">
          <table:table-cell office:value-type="float" office:value="1.240456" calcext:value-type="float">
            <text:p>1,240456</text:p>
          </table:table-cell>
          <table:table-cell table:number-columns-repeated="4"/>
        </table:table-row>
        <table:table-row table:style-name="ro2">
          <table:table-cell office:value-type="float" office:value="1.242517" calcext:value-type="float">
            <text:p>1,242517</text:p>
          </table:table-cell>
          <table:table-cell table:number-columns-repeated="4"/>
        </table:table-row>
        <table:table-row table:style-name="ro2">
          <table:table-cell office:value-type="float" office:value="1.244572" calcext:value-type="float">
            <text:p>1,244572</text:p>
          </table:table-cell>
          <table:table-cell table:number-columns-repeated="4"/>
        </table:table-row>
        <table:table-row table:style-name="ro2">
          <table:table-cell office:value-type="float" office:value="1.243254" calcext:value-type="float">
            <text:p>1,243254</text:p>
          </table:table-cell>
          <table:table-cell table:number-columns-repeated="4"/>
        </table:table-row>
        <table:table-row table:style-name="ro2">
          <table:table-cell table:style-name="ce28" office:value-type="float" office:value="1.23758" calcext:value-type="float">
            <text:p>1,24</text:p>
          </table:table-cell>
          <table:table-cell table:number-columns-repeated="4"/>
        </table:table-row>
        <table:table-row table:style-name="ro2">
          <table:table-cell office:value-type="float" office:value="1.246809" calcext:value-type="float">
            <text:p>1,246809</text:p>
          </table:table-cell>
          <table:table-cell table:number-columns-repeated="4"/>
        </table:table-row>
        <table:table-row table:style-name="ro2">
          <table:table-cell office:value-type="float" office:value="1.240291" calcext:value-type="float">
            <text:p>1,240291</text:p>
          </table:table-cell>
          <table:table-cell table:number-columns-repeated="4"/>
        </table:table-row>
        <table:table-row table:style-name="ro2">
          <table:table-cell office:value-type="float" office:value="1.24083" calcext:value-type="float">
            <text:p>1,24083</text:p>
          </table:table-cell>
          <table:table-cell table:number-columns-repeated="4"/>
        </table:table-row>
        <table:table-row table:style-name="ro2">
          <table:table-cell office:value-type="float" office:value="1.239683" calcext:value-type="float">
            <text:p>1,2396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813518" calcext:value-type="float">
            <text:p>0,813518</text:p>
          </table:table-cell>
          <table:table-cell table:number-columns-repeated="4"/>
        </table:table-row>
        <table:table-row table:style-name="ro2">
          <table:table-cell office:value-type="float" office:value="0.816326" calcext:value-type="float">
            <text:p>0,816326</text:p>
          </table:table-cell>
          <table:table-cell table:number-columns-repeated="4"/>
        </table:table-row>
        <table:table-row table:style-name="ro2">
          <table:table-cell office:value-type="float" office:value="0.821015" calcext:value-type="float">
            <text:p>0,821015</text:p>
          </table:table-cell>
          <table:table-cell table:number-columns-repeated="4"/>
        </table:table-row>
        <table:table-row table:style-name="ro2">
          <table:table-cell office:value-type="float" office:value="0.816081" calcext:value-type="float">
            <text:p>0,816081</text:p>
          </table:table-cell>
          <table:table-cell table:number-columns-repeated="4"/>
        </table:table-row>
        <table:table-row table:style-name="ro2">
          <table:table-cell office:value-type="float" office:value="0.819892" calcext:value-type="float">
            <text:p>0,819892</text:p>
          </table:table-cell>
          <table:table-cell table:number-columns-repeated="4"/>
        </table:table-row>
        <table:table-row table:style-name="ro2">
          <table:table-cell office:value-type="float" office:value="0.815997" calcext:value-type="float">
            <text:p>0,815997</text:p>
          </table:table-cell>
          <table:table-cell office:value-type="string" calcext:value-type="string">
            <text:p>\\\\</text:p>
          </table:table-cell>
          <table:table-cell table:number-columns-repeated="3"/>
        </table:table-row>
        <table:table-row table:style-name="ro2">
          <table:table-cell office:value-type="float" office:value="0.818361" calcext:value-type="float">
            <text:p>0,818361</text:p>
          </table:table-cell>
          <table:table-cell table:number-columns-repeated="4"/>
        </table:table-row>
        <table:table-row table:style-name="ro2">
          <table:table-cell office:value-type="float" office:value="0.813247" calcext:value-type="float">
            <text:p>0,813247</text:p>
          </table:table-cell>
          <table:table-cell table:number-columns-repeated="4"/>
        </table:table-row>
        <table:table-row table:style-name="ro2">
          <table:table-cell office:value-type="float" office:value="0.816333" calcext:value-type="float">
            <text:p>0,816333</text:p>
          </table:table-cell>
          <table:table-cell table:number-columns-repeated="4"/>
        </table:table-row>
        <table:table-row table:style-name="ro2">
          <table:table-cell office:value-type="float" office:value="0.808033" calcext:value-type="float">
            <text:p>0,808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11085" calcext:value-type="float">
            <text:p>0,711085</text:p>
          </table:table-cell>
          <table:table-cell table:number-columns-repeated="4"/>
        </table:table-row>
        <table:table-row table:style-name="ro2">
          <table:table-cell office:value-type="float" office:value="0.708629" calcext:value-type="float">
            <text:p>0,708629</text:p>
          </table:table-cell>
          <table:table-cell table:style-name="ce28" table:formula="of:=SUM([.A23:.A32])" office:value-type="float" office:value="6.376981" calcext:value-type="float">
            <text:p>6,38</text:p>
          </table:table-cell>
          <table:table-cell table:number-columns-repeated="3"/>
        </table:table-row>
        <table:table-row table:style-name="ro2">
          <table:table-cell office:value-type="float" office:value="0.711591" calcext:value-type="float">
            <text:p>0,711591</text:p>
          </table:table-cell>
          <table:table-cell table:number-columns-repeated="4"/>
        </table:table-row>
        <table:table-row table:style-name="ro2">
          <table:table-cell office:value-type="float" office:value="0.7084" calcext:value-type="float">
            <text:p>0,7084</text:p>
          </table:table-cell>
          <table:table-cell table:number-columns-repeated="4"/>
        </table:table-row>
        <table:table-row table:style-name="ro2">
          <table:table-cell office:value-type="float" office:value="0.706941" calcext:value-type="float">
            <text:p>0,706941</text:p>
          </table:table-cell>
          <table:table-cell table:number-columns-repeated="4"/>
        </table:table-row>
        <table:table-row table:style-name="ro2">
          <table:table-cell office:value-type="float" office:value="0.708966" calcext:value-type="float">
            <text:p>0,708966</text:p>
          </table:table-cell>
          <table:table-cell table:number-columns-repeated="4"/>
        </table:table-row>
        <table:table-row table:style-name="ro2">
          <table:table-cell office:value-type="float" office:value="0.709845" calcext:value-type="float">
            <text:p>0,709845</text:p>
          </table:table-cell>
          <table:table-cell table:number-columns-repeated="4"/>
        </table:table-row>
        <table:table-row table:style-name="ro2">
          <table:table-cell office:value-type="float" office:value="0.706429" calcext:value-type="float">
            <text:p>0,706429</text:p>
          </table:table-cell>
          <table:table-cell table:number-columns-repeated="4"/>
        </table:table-row>
        <table:table-row table:style-name="ro2">
          <table:table-cell office:value-type="float" office:value="0.705095" calcext:value-type="float">
            <text:p>0,705095</text:p>
          </table:table-cell>
          <table:table-cell table:number-columns-repeated="4"/>
        </table:table-row>
        <table:table-row table:style-name="ro2">
          <table:table-cell office:value-type="float" office:value="0.712204" calcext:value-type="float">
            <text:p>0,7122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1615" calcext:value-type="float">
            <text:p>0,651615</text:p>
          </table:table-cell>
          <table:table-cell table:number-columns-repeated="4"/>
        </table:table-row>
        <table:table-row table:style-name="ro2">
          <table:table-cell office:value-type="float" office:value="0.655305" calcext:value-type="float">
            <text:p>0,655305</text:p>
          </table:table-cell>
          <table:table-cell table:number-columns-repeated="4"/>
        </table:table-row>
        <table:table-row table:style-name="ro2">
          <table:table-cell office:value-type="float" office:value="0.656386" calcext:value-type="float">
            <text:p>0,656386</text:p>
          </table:table-cell>
          <table:table-cell table:number-columns-repeated="4"/>
        </table:table-row>
        <table:table-row table:style-name="ro2">
          <table:table-cell office:value-type="float" office:value="0.653174" calcext:value-type="float">
            <text:p>0,653174</text:p>
          </table:table-cell>
          <table:table-cell table:number-columns-repeated="4"/>
        </table:table-row>
        <table:table-row table:style-name="ro2">
          <table:table-cell office:value-type="float" office:value="0.658151" calcext:value-type="float">
            <text:p>0,658151</text:p>
          </table:table-cell>
          <table:table-cell table:number-columns-repeated="4"/>
        </table:table-row>
        <table:table-row table:style-name="ro2">
          <table:table-cell office:value-type="float" office:value="0.65539" calcext:value-type="float">
            <text:p>0,65539</text:p>
          </table:table-cell>
          <table:table-cell table:number-columns-repeated="4"/>
        </table:table-row>
        <table:table-row table:style-name="ro2">
          <table:table-cell office:value-type="float" office:value="0.652613" calcext:value-type="float">
            <text:p>0,652613</text:p>
          </table:table-cell>
          <table:table-cell table:number-columns-repeated="4"/>
        </table:table-row>
        <table:table-row table:style-name="ro2">
          <table:table-cell office:value-type="float" office:value="0.656401" calcext:value-type="float">
            <text:p>0,656401</text:p>
          </table:table-cell>
          <table:table-cell table:number-columns-repeated="4"/>
        </table:table-row>
        <table:table-row table:style-name="ro2">
          <table:table-cell office:value-type="float" office:value="0.655282" calcext:value-type="float">
            <text:p>0,655282</text:p>
          </table:table-cell>
          <table:table-cell table:number-columns-repeated="4"/>
        </table:table-row>
        <table:table-row table:style-name="ro2">
          <table:table-cell office:value-type="float" office:value="0.653611" calcext:value-type="float">
            <text:p>0,6536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6744" calcext:value-type="float">
            <text:p>0,656744</text:p>
          </table:table-cell>
          <table:table-cell table:number-columns-repeated="4"/>
        </table:table-row>
        <table:table-row table:style-name="ro2">
          <table:table-cell office:value-type="float" office:value="0.654861" calcext:value-type="float">
            <text:p>0,654861</text:p>
          </table:table-cell>
          <table:table-cell table:number-columns-repeated="4"/>
        </table:table-row>
        <table:table-row table:style-name="ro2">
          <table:table-cell office:value-type="float" office:value="0.653428" calcext:value-type="float">
            <text:p>0,653428</text:p>
          </table:table-cell>
          <table:table-cell table:number-columns-repeated="4"/>
        </table:table-row>
        <table:table-row table:style-name="ro2">
          <table:table-cell office:value-type="float" office:value="0.655839" calcext:value-type="float">
            <text:p>0,655839</text:p>
          </table:table-cell>
          <table:table-cell table:number-columns-repeated="4"/>
        </table:table-row>
        <table:table-row table:style-name="ro2">
          <table:table-cell office:value-type="float" office:value="0.655507" calcext:value-type="float">
            <text:p>0,655507</text:p>
          </table:table-cell>
          <table:table-cell table:number-columns-repeated="4"/>
        </table:table-row>
        <table:table-row table:style-name="ro2">
          <table:table-cell office:value-type="float" office:value="0.654038" calcext:value-type="float">
            <text:p>0,654038</text:p>
          </table:table-cell>
          <table:table-cell table:number-columns-repeated="4"/>
        </table:table-row>
        <table:table-row table:style-name="ro2">
          <table:table-cell office:value-type="float" office:value="0.656187" calcext:value-type="float">
            <text:p>0,656187</text:p>
          </table:table-cell>
          <table:table-cell table:number-columns-repeated="4"/>
        </table:table-row>
        <table:table-row table:style-name="ro2">
          <table:table-cell office:value-type="float" office:value="0.655681" calcext:value-type="float">
            <text:p>0,655681</text:p>
          </table:table-cell>
          <table:table-cell table:number-columns-repeated="4"/>
        </table:table-row>
        <table:table-row table:style-name="ro2">
          <table:table-cell office:value-type="float" office:value="0.654766" calcext:value-type="float">
            <text:p>0,654766</text:p>
          </table:table-cell>
          <table:table-cell table:number-columns-repeated="4"/>
        </table:table-row>
        <table:table-row table:style-name="ro2">
          <table:table-cell office:value-type="float" office:value="0.657162" calcext:value-type="float">
            <text:p>0,6571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0794" calcext:value-type="float">
            <text:p>0,650794</text:p>
          </table:table-cell>
          <table:table-cell table:number-columns-repeated="4"/>
        </table:table-row>
        <table:table-row table:style-name="ro2">
          <table:table-cell office:value-type="float" office:value="0.643143" calcext:value-type="float">
            <text:p>0,643143</text:p>
          </table:table-cell>
          <table:table-cell table:number-columns-repeated="4"/>
        </table:table-row>
        <table:table-row table:style-name="ro2">
          <table:table-cell office:value-type="float" office:value="0.645468" calcext:value-type="float">
            <text:p>0,645468</text:p>
          </table:table-cell>
          <table:table-cell table:number-columns-repeated="4"/>
        </table:table-row>
        <table:table-row table:style-name="ro2">
          <table:table-cell office:value-type="float" office:value="0.651064" calcext:value-type="float">
            <text:p>0,651064</text:p>
          </table:table-cell>
          <table:table-cell table:number-columns-repeated="4"/>
        </table:table-row>
        <table:table-row table:style-name="ro2">
          <table:table-cell office:value-type="float" office:value="0.643592" calcext:value-type="float">
            <text:p>0,643592</text:p>
          </table:table-cell>
          <table:table-cell table:number-columns-repeated="4"/>
        </table:table-row>
        <table:table-row table:style-name="ro2">
          <table:table-cell office:value-type="float" office:value="0.646883" calcext:value-type="float">
            <text:p>0,646883</text:p>
          </table:table-cell>
          <table:table-cell table:number-columns-repeated="4"/>
        </table:table-row>
        <table:table-row table:style-name="ro2">
          <table:table-cell office:value-type="float" office:value="0.645205" calcext:value-type="float">
            <text:p>0,645205</text:p>
          </table:table-cell>
          <table:table-cell table:number-columns-repeated="4"/>
        </table:table-row>
        <table:table-row table:style-name="ro2">
          <table:table-cell office:value-type="float" office:value="0.643541" calcext:value-type="float">
            <text:p>0,643541</text:p>
          </table:table-cell>
          <table:table-cell table:number-columns-repeated="4"/>
        </table:table-row>
        <table:table-row table:style-name="ro2">
          <table:table-cell office:value-type="float" office:value="0.645467" calcext:value-type="float">
            <text:p>0,645467</text:p>
          </table:table-cell>
          <table:table-cell table:number-columns-repeated="4"/>
        </table:table-row>
        <table:table-row table:style-name="ro2">
          <table:table-cell office:value-type="float" office:value="0.649364" calcext:value-type="float">
            <text:p>0,6493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443" calcext:value-type="float">
            <text:p>0,64443</text:p>
          </table:table-cell>
          <table:table-cell table:number-columns-repeated="4"/>
        </table:table-row>
        <table:table-row table:style-name="ro2">
          <table:table-cell office:value-type="float" office:value="0.645907" calcext:value-type="float">
            <text:p>0,645907</text:p>
          </table:table-cell>
          <table:table-cell table:number-columns-repeated="4"/>
        </table:table-row>
        <table:table-row table:style-name="ro2">
          <table:table-cell office:value-type="float" office:value="0.647121" calcext:value-type="float">
            <text:p>0,647121</text:p>
          </table:table-cell>
          <table:table-cell table:number-columns-repeated="4"/>
        </table:table-row>
        <table:table-row table:style-name="ro2">
          <table:table-cell office:value-type="float" office:value="0.644712" calcext:value-type="float">
            <text:p>0,644712</text:p>
          </table:table-cell>
          <table:table-cell table:number-columns-repeated="4"/>
        </table:table-row>
        <table:table-row table:style-name="ro2">
          <table:table-cell office:value-type="float" office:value="0.649424" calcext:value-type="float">
            <text:p>0,649424</text:p>
          </table:table-cell>
          <table:table-cell table:number-columns-repeated="4"/>
        </table:table-row>
        <table:table-row table:style-name="ro2">
          <table:table-cell office:value-type="float" office:value="0.645687" calcext:value-type="float">
            <text:p>0,645687</text:p>
          </table:table-cell>
          <table:table-cell table:number-columns-repeated="4"/>
        </table:table-row>
        <table:table-row table:style-name="ro2">
          <table:table-cell office:value-type="float" office:value="0.644402" calcext:value-type="float">
            <text:p>0,644402</text:p>
          </table:table-cell>
          <table:table-cell table:number-columns-repeated="4"/>
        </table:table-row>
        <table:table-row table:style-name="ro2">
          <table:table-cell office:value-type="float" office:value="0.647444" calcext:value-type="float">
            <text:p>0,647444</text:p>
          </table:table-cell>
          <table:table-cell table:number-columns-repeated="4"/>
        </table:table-row>
        <table:table-row table:style-name="ro2">
          <table:table-cell office:value-type="float" office:value="0.647512" calcext:value-type="float">
            <text:p>0,647512</text:p>
          </table:table-cell>
          <table:table-cell table:number-columns-repeated="4"/>
        </table:table-row>
        <table:table-row table:style-name="ro2">
          <table:table-cell office:value-type="float" office:value="0.645889" calcext:value-type="float">
            <text:p>0,6458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9935" calcext:value-type="float">
            <text:p>0,649935</text:p>
          </table:table-cell>
          <table:table-cell table:number-columns-repeated="4"/>
        </table:table-row>
        <table:table-row table:style-name="ro2">
          <table:table-cell office:value-type="float" office:value="0.650282" calcext:value-type="float">
            <text:p>0,650282</text:p>
          </table:table-cell>
          <table:table-cell table:number-columns-repeated="4"/>
        </table:table-row>
        <table:table-row table:style-name="ro2">
          <table:table-cell office:value-type="float" office:value="0.648268" calcext:value-type="float">
            <text:p>0,648268</text:p>
          </table:table-cell>
          <table:table-cell table:number-columns-repeated="4"/>
        </table:table-row>
        <table:table-row table:style-name="ro2">
          <table:table-cell office:value-type="float" office:value="0.65406" calcext:value-type="float">
            <text:p>0,65406</text:p>
          </table:table-cell>
          <table:table-cell table:number-columns-repeated="4"/>
        </table:table-row>
        <table:table-row table:style-name="ro2">
          <table:table-cell office:value-type="float" office:value="0.651792" calcext:value-type="float">
            <text:p>0,651792</text:p>
          </table:table-cell>
          <table:table-cell table:number-columns-repeated="4"/>
        </table:table-row>
        <table:table-row table:style-name="ro2">
          <table:table-cell office:value-type="float" office:value="0.647704" calcext:value-type="float">
            <text:p>0,647704</text:p>
          </table:table-cell>
          <table:table-cell table:number-columns-repeated="4"/>
        </table:table-row>
        <table:table-row table:style-name="ro2">
          <table:table-cell office:value-type="float" office:value="0.651828" calcext:value-type="float">
            <text:p>0,651828</text:p>
          </table:table-cell>
          <table:table-cell table:number-columns-repeated="4"/>
        </table:table-row>
        <table:table-row table:style-name="ro2">
          <table:table-cell office:value-type="float" office:value="0.651198" calcext:value-type="float">
            <text:p>0,651198</text:p>
          </table:table-cell>
          <table:table-cell table:number-columns-repeated="4"/>
        </table:table-row>
        <table:table-row table:style-name="ro2">
          <table:table-cell office:value-type="float" office:value="0.648143" calcext:value-type="float">
            <text:p>0,648143</text:p>
          </table:table-cell>
          <table:table-cell table:number-columns-repeated="4"/>
        </table:table-row>
        <table:table-row table:style-name="ro2">
          <table:table-cell office:value-type="float" office:value="0.650427" calcext:value-type="float">
            <text:p>0,650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Prefix-Sum/prefixSumPth-wz$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AGE: ./run.sh &lt;nElements&gt;</text:p>
          </table:table-cell>
          <table:table-cell table:number-columns-repeated="4"/>
        </table:table-row>
      </table:table>
      <table:table table:name="compara-v1-e-v2" table:style-name="ta1">
        <table:shapes>
          <draw:frame draw:z-index="0" draw:style-name="gr1" draw:text-style-name="P1" svg:width="10.795cm" svg:height="8.996cm" svg:x="2.259cm" svg:y="3.512cm">
            <draw:object draw:notify-on-update-of-ranges="'compara-v1-e-v2'.B2:'compara-v1-e-v2'.I2 'compara-v1-e-v2'.A3:'compara-v1-e-v2'.A3 'compara-v1-e-v2'.B3:'compara-v1-e-v2'.I3 'compara-v1-e-v2'.A4:'compara-v1-e-v2'.A4 'compara-v1-e-v2'.B4:'compara-v1-e-v2'.I4 'compara-v1-e-v2'.A5:'compara-v1-e-v2'.A5 'compara-v1-e-v2'.B5:'compara-v1-e-v2'.I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style-name="gr2" draw:text-style-name="P3" svg:width="5.388cm" svg:height="0.757cm" svg:x="4.297cm" svg:y="5.828cm">
            <text:p text:style-name="P2"><text:span text:style-name="T1">OBS: note que a aceleração é</text:span></text:p>
            <text:p text:style-name="P2"><text:span text:style-name="T1"><text:s/></text:span><text:span text:style-name="T1">entre <text:s/>duas versões paralela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5.543cm" svg:height="0.388cm" svg:x="4.438cm" svg:y="10.408cm">
            <text:p text:style-name="P2"><text:span text:style-name="T1">A versão 2 é até 61% mais rápida que a versão 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6" table:default-cell-style-name="ce30"/>
        <table:table-column table:style-name="co7" table:default-cell-style-name="ce15"/>
        <table:table-column table:style-name="co8" table:number-columns-repeated="7" table:default-cell-style-name="ce44"/>
        <table:table-row table:style-name="ro2">
          <table:table-cell table:style-name="ce44"/>
          <table:table-cell office:value-type="string" calcext:value-type="string" table:number-columns-spanned="8" table:number-rows-spanned="1">
            <text:p>Tempo médio</text:p>
          </table:table-cell>
          <table:covered-table-cell table:number-columns-repeated="7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mpo médio V1 (ms)</text:p>
          </table:table-cell>
          <table:table-cell table:style-name="ce31" table:formula="of:=[$'tempo-e-vazaoV1'.B18]" office:value-type="float" office:value="1241.72" calcext:value-type="float">
            <text:p>1241,72</text:p>
          </table:table-cell>
          <table:table-cell table:style-name="ce31" table:formula="of:=[$'tempo-e-vazaoV1'.C18]" office:value-type="float" office:value="815.88" calcext:value-type="float">
            <text:p>815,88</text:p>
          </table:table-cell>
          <table:table-cell table:style-name="ce31" table:formula="of:=[$'tempo-e-vazaoV1'.D18]" office:value-type="float" office:value="708.92" calcext:value-type="float">
            <text:p>708,92</text:p>
          </table:table-cell>
          <table:table-cell table:style-name="ce31" table:formula="of:=[$'tempo-e-vazaoV1'.E18]" office:value-type="float" office:value="654.79" calcext:value-type="float">
            <text:p>654,79</text:p>
          </table:table-cell>
          <table:table-cell table:style-name="ce31" table:formula="of:=[$'tempo-e-vazaoV1'.F18]" office:value-type="float" office:value="655.42" calcext:value-type="float">
            <text:p>655,42</text:p>
          </table:table-cell>
          <table:table-cell table:style-name="ce31" table:formula="of:=[$'tempo-e-vazaoV1'.G18]" office:value-type="float" office:value="646.45" calcext:value-type="float">
            <text:p>646,45</text:p>
          </table:table-cell>
          <table:table-cell table:style-name="ce31" table:formula="of:=[$'tempo-e-vazaoV1'.H18]" office:value-type="float" office:value="646.25" calcext:value-type="float">
            <text:p>646,25</text:p>
          </table:table-cell>
          <table:table-cell table:style-name="ce31" table:formula="of:=[$'tempo-e-vazaoV1'.I18]" office:value-type="float" office:value="650.36" calcext:value-type="float">
            <text:p>650,36</text:p>
          </table:table-cell>
        </table:table-row>
        <table:table-row table:style-name="ro2">
          <table:table-cell office:value-type="string" calcext:value-type="string">
            <text:p>tempo médio V2 (ms)</text:p>
          </table:table-cell>
          <table:table-cell table:style-name="ce32" table:formula="of:=[$'tempo-e-vazaoV2'.B18]" office:value-type="float" office:value="0.1367" calcext:value-type="float">
            <text:p>0,14</text:p>
          </table:table-cell>
          <table:table-cell table:style-name="ce32" table:formula="of:=[$'tempo-e-vazaoV2'.C18]" office:value-type="float" office:value="0.3009" calcext:value-type="float">
            <text:p>0,30</text:p>
          </table:table-cell>
          <table:table-cell table:style-name="ce32" table:formula="of:=[$'tempo-e-vazaoV2'.D18]" office:value-type="float" office:value="1.1422" calcext:value-type="float">
            <text:p>1,14</text:p>
          </table:table-cell>
          <table:table-cell table:style-name="ce32" table:formula="of:=[$'tempo-e-vazaoV2'.E18]" office:value-type="float" office:value="3.7966" calcext:value-type="float">
            <text:p>3,80</text:p>
          </table:table-cell>
          <table:table-cell table:style-name="ce32" table:formula="of:=[$'tempo-e-vazaoV2'.H18]" office:value-type="float" office:value="0.1591" calcext:value-type="float">
            <text:p>0,16</text:p>
          </table:table-cell>
          <table:table-cell table:style-name="ce32" table:formula="of:=[$'tempo-e-vazaoV2'.I18]" office:value-type="float" office:value="0.323" calcext:value-type="float">
            <text:p>0,32</text:p>
          </table:table-cell>
          <table:table-cell table:style-name="ce32" table:formula="of:=[$'tempo-e-vazaoV2'.J18]" office:value-type="float" office:value="0.8277" calcext:value-type="float">
            <text:p>0,83</text:p>
          </table:table-cell>
          <table:table-cell table:style-name="ce32" table:formula="of:=[$'tempo-e-vazaoV2'.K18]" office:value-type="float" office:value="4.1822" calcext:value-type="float">
            <text:p>4,18</text:p>
          </table:table-cell>
        </table:table-row>
        <table:table-row table:style-name="ro2">
          <table:table-cell table:style-name="ce31" office:value-type="string" calcext:value-type="string">
            <text:p>Aceleraçao v2 sobre V1</text:p>
          </table:table-cell>
          <table:table-cell table:style-name="ce33" table:formula="of:=ROUND([.B3]/[.B4];2)" office:value-type="float" office:value="9083.54" calcext:value-type="float">
            <text:p>9083.54</text:p>
          </table:table-cell>
          <table:table-cell table:style-name="ce33" table:formula="of:=ROUND([.C3]/[.C4];2)" office:value-type="float" office:value="2711.47" calcext:value-type="float">
            <text:p>2711.47</text:p>
          </table:table-cell>
          <table:table-cell table:style-name="ce33" table:formula="of:=ROUND([.D3]/[.D4];2)" office:value-type="float" office:value="620.66" calcext:value-type="float">
            <text:p>620.66</text:p>
          </table:table-cell>
          <table:table-cell table:style-name="ce33" table:formula="of:=ROUND([.E3]/[.E4];2)" office:value-type="float" office:value="172.47" calcext:value-type="float">
            <text:p>172.47</text:p>
          </table:table-cell>
          <table:table-cell table:style-name="ce33" table:formula="of:=ROUND([.F3]/[.F4];2)" office:value-type="float" office:value="4119.55" calcext:value-type="float">
            <text:p>4119.55</text:p>
          </table:table-cell>
          <table:table-cell table:style-name="ce33" table:formula="of:=ROUND([.G3]/[.G4];2)" office:value-type="float" office:value="2001.39" calcext:value-type="float">
            <text:p>2001.39</text:p>
          </table:table-cell>
          <table:table-cell table:style-name="ce33" table:formula="of:=ROUND([.H3]/[.H4];2)" office:value-type="float" office:value="780.78" calcext:value-type="float">
            <text:p>780.78</text:p>
          </table:table-cell>
          <table:table-cell table:style-name="ce33" table:formula="of:=ROUND([.I3]/[.I4];2)" office:value-type="float" office:value="155.51" calcext:value-type="float">
            <text:p>155.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loext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2-23T21:07:46.503538908</dc:date>
    <meta:editing-duration>PT11H8M20S</meta:editing-duration>
    <meta:editing-cycles>61</meta:editing-cycles>
    <meta:document-statistic meta:table-count="5" meta:cell-count="574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447cm" svg:height="9.001cm" xlink:href=".." xlink:type="simple" chart:class="chart:bar" chart:style-name="ch1">
        <chart:title svg:x="4.864cm" svg:y="0.316cm" chart:style-name="ch2">
          <text:p>PingPongMPI (long int)</text:p>
        </chart:title>
        <chart:subtitle svg:x="4.242cm" svg:y="1.218cm" chart:style-name="ch3">
          <text:p> i5-7200U (2 core, 4 hyperthreads)</text:p>
        </chart:subtitle>
        <chart:legend chart:legend-position="end" svg:x="9.882cm" svg:y="4.002cm" style:legend-expansion="high" chart:style-name="ch4"/>
        <chart:plot-area chart:style-name="ch5" table:cell-range-address="'tempo-e-vazaoV2'.I42:'tempo-e-vazaoV2'.M43" chart:data-source-has-labels="both" svg:x="1.299cm" svg:y="2.138cm" svg:width="8.295cm" svg:height="5.702cm">
          <chartooo:coordinate-region svg:x="2.291cm" svg:y="2.138cm" svg:width="6.838cm" svg:height="5.055cm"/>
          <chart:axis chart:dimension="x" chart:name="primary-x" chart:style-name="ch6" chartooo:axis-type="auto">
            <chartooo:date-scale/>
            <chart:title svg:x="0.451cm" svg:y="5.642cm" chart:style-name="ch7">
              <text:p>tmsg (B)</text:p>
            </chart:title>
            <chart:categories table:cell-range-address="'tempo-e-vazaoV2'.J42:'tempo-e-vazaoV2'.M42"/>
          </chart:axis>
          <chart:axis chart:dimension="y" chart:name="primary-y" chart:style-name="ch8">
            <chart:title svg:x="3.153cm" svg:y="8.02cm" chart:style-name="ch9">
              <text:p>Vazão média (não bloqueante)</text:p>
            </chart:title>
            <chart:grid chart:style-name="ch10" chart:class="major"/>
          </chart:axis>
          <chart:series chart:style-name="ch11" chart:values-cell-range-address="'tempo-e-vazaoV2'.J43:'tempo-e-vazaoV2'.M43" chart:label-cell-address="'tempo-e-vazaoV2'.I43:'tempo-e-vazaoV2'.I4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tempo-e-vazaoV2'.J42:'tempo-e-vazaoV2'.M4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4000">
                <text:p>4000</text:p>
              </table:table-cell>
              <table:table-cell office:value-type="float" office:value="16000">
                <text:p>16000</text:p>
              </table:table-cell>
            </table:table-row>
          </table:table-header-rows>
          <table:table-rows>
            <table:table-row>
              <table:table-cell office:value-type="string">
                <text:p>Vazão média  MB/s (não bloqueante)</text:p>
                <draw:g>
                  <svg:desc>'tempo-e-vazaoV2'.I43:'tempo-e-vazaoV2'.I43</svg:desc>
                </draw:g>
              </table:table-cell>
              <table:table-cell office:value-type="float" office:value="231">
                <text:p>231</text:p>
                <draw:g>
                  <svg:desc>'tempo-e-vazaoV2'.J43:'tempo-e-vazaoV2'.M43</svg:desc>
                </draw:g>
              </table:table-cell>
              <table:table-cell office:value-type="float" office:value="124">
                <text:p>124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.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8cm" svg:y="0.363cm" chart:style-name="ch2">
          <text:p>Soma de prefixos paralela com Pthreads (long int)</text:p>
        </chart:title>
        <chart:subtitle svg:x="2.298cm" svg:y="1.273cm" chart:style-name="ch3">
          <text:p> i7-11300 (4 cores, 8 hyperthreads)</text:p>
        </chart:subtitle>
        <chart:legend chart:legend-position="end" svg:x="4.128cm" svg:y="2.194cm" style:legend-expansion="custom" chartooo:width="4.471cm" chartooo:height="1.585cm" style:legend-expansion-aspect-ratio="2.82082018927445" chart:style-name="ch4"/>
        <chart:plot-area chart:style-name="ch5" table:cell-range-address="'tempo-e-vazaoV1'.A17:'tempo-e-vazaoV1'.I19" chart:data-source-has-labels="both" svg:x="0.702cm" svg:y="1.912cm" svg:width="9.52cm" svg:height="6.354cm">
          <chartooo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1'.B17:'tempo-e-vazaoV1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18:'tempo-e-vazaoV1'.I18" chart:label-cell-address="'tempo-e-vazaoV1'.A18:'tempo-e-vazaoV1'.A18" chart:class="chart:line">
            <chart:data-point chart:repeated="8"/>
          </chart:series>
          <chart:series chart:attached-axis="secondary-y" chart:style-name="ch13" chart:values-cell-range-address="'tempo-e-vazaoV1'.B19:'tempo-e-vazaoV1'.I19" chart:label-cell-address="'tempo-e-vazaoV1'.A19:'tempo-e-vazaoV1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17:'tempo-e-vazaoV1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1'.A18:'tempo-e-vazaoV1'.A18</svg:desc>
                </draw:g>
              </table:table-cell>
              <table:table-cell office:value-type="float" office:value="1241.72">
                <text:p>1241.72</text:p>
                <draw:g>
                  <svg:desc>'tempo-e-vazaoV1'.B18:'tempo-e-vazaoV1'.I18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19:'tempo-e-vazaoV1'.A19</svg:desc>
                </draw:g>
              </table:table-cell>
              <table:table-cell office:value-type="float" office:value="1">
                <text:p>1</text:p>
                <draw:g>
                  <svg:desc>'tempo-e-vazaoV1'.B19:'tempo-e-vazaoV1'.I19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interval-major="100" chart:interval-minor-divis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1cm" svg:y="0.346cm" chart:style-name="ch2">
          <text:p>Soma de prefixos paralela com Pthreads (long int)</text:p>
        </chart:title>
        <chart:subtitle svg:x="2.458cm" svg:y="1.275cm" chart:style-name="ch3">
          <text:p> i7-11300 (4 cores, 8 hyperthreads)</text:p>
        </chart:subtitle>
        <chart:legend chart:legend-position="end" svg:x="4.879cm" svg:y="5.373cm" style:legend-expansion="custom" chartooo:width="4.604cm" chartooo:height="1.587cm" style:legend-expansion-aspect-ratio="2.90107120352867" chart:style-name="ch4"/>
        <chart:plot-area chart:style-name="ch5" table:cell-range-address="'tempo-e-vazaoV1'.A42:'tempo-e-vazaoV1'.I44" chart:data-source-has-labels="both" svg:x="0.875cm" svg:y="1.8cm" svg:width="9.686cm" svg:height="6.358cm">
          <chartooo:coordinate-region svg:x="1.682cm" svg:y="2cm" svg:width="8.442cm" svg:height="5.511cm"/>
          <chart:axis chart:dimension="x" chart:name="primary-x" chart:style-name="ch6" chartooo:axis-type="auto">
            <chartooo:date-scale/>
            <chart:title svg:x="4.986cm" svg:y="8.338cm" chart:style-name="ch7">
              <text:p>n threads</text:p>
            </chart:title>
            <chart:categories table:cell-range-address="'tempo-e-vazaoV1'.B42:'tempo-e-vazaoV1'.I42"/>
          </chart:axis>
          <chart:axis chart:dimension="y" chart:name="primary-y" chart:style-name="ch8">
            <chart:title svg:x="0.014cm" svg:y="6.645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43:'tempo-e-vazaoV1'.I43" chart:label-cell-address="'tempo-e-vazaoV1'.A43:'tempo-e-vazaoV1'.A43" chart:class="chart:line">
            <chart:data-point chart:repeated="8"/>
          </chart:series>
          <chart:series chart:attached-axis="secondary-y" chart:style-name="ch13" chart:values-cell-range-address="'tempo-e-vazaoV1'.B44:'tempo-e-vazaoV1'.I44" chart:label-cell-address="'tempo-e-vazaoV1'.A44:'tempo-e-vazaoV1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42:'tempo-e-vazaoV1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1'.A43:'tempo-e-vazaoV1'.A43</svg:desc>
                </draw:g>
              </table:table-cell>
              <table:table-cell office:value-type="float" office:value="403">
                <text:p>403</text:p>
                <draw:g>
                  <svg:desc>'tempo-e-vazaoV1'.B43:'tempo-e-vazaoV1'.I43</svg:desc>
                </draw:g>
              </table:table-cell>
              <table:table-cell office:value-type="float" office:value="613">
                <text:p>613</text:p>
              </table:table-cell>
              <table:table-cell office:value-type="float" office:value="705">
                <text:p>705</text:p>
              </table:table-cell>
              <table:table-cell office:value-type="float" office:value="764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44:'tempo-e-vazaoV1'.A44</svg:desc>
                </draw:g>
              </table:table-cell>
              <table:table-cell office:value-type="float" office:value="1">
                <text:p>1</text:p>
                <draw:g>
                  <svg:desc>'tempo-e-vazaoV1'.B44:'tempo-e-vazaoV1'.I44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994cm" svg:height="9.001cm" xlink:href=".." xlink:type="simple" chart:class="chart:bar" chart:style-name="ch1">
        <chart:title svg:x="4.638cm" svg:y="0.316cm" chart:style-name="ch2">
          <text:p>PingPongMPI (long int)</text:p>
        </chart:title>
        <chart:subtitle svg:x="3.963cm" svg:y="1.275cm" chart:style-name="ch3">
          <text:p> i5-7200U (2 core, 4 hyperthreads)</text:p>
        </chart:subtitle>
        <chart:legend chart:legend-position="end" svg:x="9.482cm" svg:y="4.201cm" style:legend-expansion="high" chart:style-name="ch4"/>
        <chart:plot-area chart:style-name="ch5" table:cell-range-address="'tempo-e-vazaoV2'.P42:'tempo-e-vazaoV2'.T43" chart:data-source-has-labels="both" svg:x="1.29cm" svg:y="2.138cm" svg:width="7.913cm" svg:height="5.702cm">
          <chartooo:coordinate-region svg:x="2.282cm" svg:y="2.138cm" svg:width="6.364cm" svg:height="5.055cm"/>
          <chart:axis chart:dimension="x" chart:name="primary-x" chart:style-name="ch6" chartooo:axis-type="auto">
            <chartooo:date-scale/>
            <chart:title svg:x="0.451cm" svg:y="5.642cm" chart:style-name="ch7">
              <text:p>tmsg (B)</text:p>
            </chart:title>
            <chart:categories table:cell-range-address="'tempo-e-vazaoV2'.Q42:'tempo-e-vazaoV2'.T42"/>
          </chart:axis>
          <chart:axis chart:dimension="y" chart:name="primary-y" chart:style-name="ch8">
            <chart:title svg:x="3.112cm" svg:y="8.02cm" chart:style-name="ch9">
              <text:p>Latencia média (bloqueante)</text:p>
            </chart:title>
            <chart:grid chart:style-name="ch10" chart:class="major"/>
          </chart:axis>
          <chart:series chart:style-name="ch11" chart:values-cell-range-address="'tempo-e-vazaoV2'.Q43:'tempo-e-vazaoV2'.T43" chart:label-cell-address="'tempo-e-vazaoV2'.P43:'tempo-e-vazaoV2'.P4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tempo-e-vazaoV2'.Q42:'tempo-e-vazaoV2'.T4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4000">
                <text:p>4000</text:p>
              </table:table-cell>
              <table:table-cell office:value-type="float" office:value="16000">
                <text:p>16000</text:p>
              </table:table-cell>
            </table:table-row>
          </table:table-header-rows>
          <table:table-rows>
            <table:table-row>
              <table:table-cell office:value-type="string">
                <text:p>Latencia média us/nmsg</text:p>
                <draw:g>
                  <svg:desc>'tempo-e-vazaoV2'.P43:'tempo-e-vazaoV2'.P43</svg:desc>
                </draw:g>
              </table:table-cell>
              <table:table-cell office:value-type="float" office:value="0.025792">
                <text:p>0.025792</text:p>
                <draw:g>
                  <svg:desc>'tempo-e-vazaoV2'.Q43:'tempo-e-vazaoV2'.T43</svg:desc>
                </draw:g>
              </table:table-cell>
              <table:table-cell office:value-type="float" office:value="6.997674">
                <text:p>6.997674</text:p>
              </table:table-cell>
              <table:table-cell office:value-type="float" office:value="103.836364">
                <text:p>103.836364</text:p>
              </table:table-cell>
              <table:table-cell office:value-type="float" office:value="1355.928571">
                <text:p>1355.9285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tick-marks-minor-inner="false" chart:tick-marks-minor-outer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23cm" svg:y="0.028cm" chart:style-name="ch2">
          <text:p>Soma de prefixos paralela com Pthreads (long int)
      (comparação de versões: v1 com v2)</text:p>
        </chart:title>
        <chart:subtitle svg:x="2.444cm" svg:y="1.19cm" chart:style-name="ch3">
          <text:p> i7-11300 (4 cores, 8 hyperthreads)</text:p>
        </chart:subtitle>
        <chart:legend chart:legend-position="end" svg:x="4.279cm" svg:y="3.808cm" style:legend-expansion="custom" chartooo:width="5.239cm" chartooo:height="1.585cm" style:legend-expansion-aspect-ratio="3.30536277602524" chart:style-name="ch4"/>
        <chart:plot-area chart:style-name="ch5" table:cell-range-address="'compara-v1-e-v2'.A2:'compara-v1-e-v2'.I5" chart:data-source-has-labels="both" svg:x="0.702cm" svg:y="1.912cm" svg:width="9.52cm" svg:height="6.354cm">
          <chartooo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compara-v1-e-v2'.B2:'compara-v1-e-v2'.I2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-v1-e-v2'.B3:'compara-v1-e-v2'.I3" chart:label-cell-address="'compara-v1-e-v2'.A3:'compara-v1-e-v2'.A3" chart:class="chart:line">
            <chart:data-point chart:repeated="8"/>
          </chart:series>
          <chart:series chart:attached-axis="primary-y" chart:style-name="ch13" chart:values-cell-range-address="'compara-v1-e-v2'.B4:'compara-v1-e-v2'.I4" chart:label-cell-address="'compara-v1-e-v2'.A4:'compara-v1-e-v2'.A4" chart:class="chart:line">
            <chart:data-point chart:repeated="8"/>
          </chart:series>
          <chart:series chart:attached-axis="secondary-y" chart:style-name="ch14" chart:values-cell-range-address="'compara-v1-e-v2'.B5:'compara-v1-e-v2'.I5" chart:label-cell-address="'compara-v1-e-v2'.A5:'compara-v1-e-v2'.A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mpara-v1-e-v2'.B2:'compara-v1-e-v2'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V1 (ms)</text:p>
                <draw:g>
                  <svg:desc>'compara-v1-e-v2'.A3:'compara-v1-e-v2'.A3</svg:desc>
                </draw:g>
              </table:table-cell>
              <table:table-cell office:value-type="float" office:value="1241.72">
                <text:p>1241.72</text:p>
                <draw:g>
                  <svg:desc>'compara-v1-e-v2'.B3:'compara-v1-e-v2'.I3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tempo médio V2 (ms)</text:p>
                <draw:g>
                  <svg:desc>'compara-v1-e-v2'.A4:'compara-v1-e-v2'.A4</svg:desc>
                </draw:g>
              </table:table-cell>
              <table:table-cell office:value-type="float" office:value="0.1367">
                <text:p>0.1367</text:p>
                <draw:g>
                  <svg:desc>'compara-v1-e-v2'.B4:'compara-v1-e-v2'.I4</svg:desc>
                </draw:g>
              </table:table-cell>
              <table:table-cell office:value-type="float" office:value="0.3009">
                <text:p>0.3009</text:p>
              </table:table-cell>
              <table:table-cell office:value-type="float" office:value="1.1422">
                <text:p>1.1422</text:p>
              </table:table-cell>
              <table:table-cell office:value-type="float" office:value="3.7966">
                <text:p>3.7966</text:p>
              </table:table-cell>
              <table:table-cell office:value-type="float" office:value="0.1591">
                <text:p>0.1591</text:p>
              </table:table-cell>
              <table:table-cell office:value-type="float" office:value="0.323">
                <text:p>0.323</text:p>
              </table:table-cell>
              <table:table-cell office:value-type="float" office:value="0.8277">
                <text:p>0.8277</text:p>
              </table:table-cell>
              <table:table-cell office:value-type="float" office:value="4.1822">
                <text:p>4.1822</text:p>
              </table:table-cell>
            </table:table-row>
            <table:table-row>
              <table:table-cell office:value-type="string">
                <text:p>Aceleraçao v2 sobre V1</text:p>
                <draw:g>
                  <svg:desc>'compara-v1-e-v2'.A5:'compara-v1-e-v2'.A5</svg:desc>
                </draw:g>
              </table:table-cell>
              <table:table-cell office:value-type="float" office:value="9083.54">
                <text:p>9083.54</text:p>
                <draw:g>
                  <svg:desc>'compara-v1-e-v2'.B5:'compara-v1-e-v2'.I5</svg:desc>
                </draw:g>
              </table:table-cell>
              <table:table-cell office:value-type="float" office:value="2711.47">
                <text:p>2711.47</text:p>
              </table:table-cell>
              <table:table-cell office:value-type="float" office:value="620.66">
                <text:p>620.66</text:p>
              </table:table-cell>
              <table:table-cell office:value-type="float" office:value="172.47">
                <text:p>172.47</text:p>
              </table:table-cell>
              <table:table-cell office:value-type="float" office:value="4119.55">
                <text:p>4119.55</text:p>
              </table:table-cell>
              <table:table-cell office:value-type="float" office:value="2001.39">
                <text:p>2001.39</text:p>
              </table:table-cell>
              <table:table-cell office:value-type="float" office:value="780.78">
                <text:p>780.78</text:p>
              </table:table-cell>
              <table:table-cell office:value-type="float" office:value="155.51">
                <text:p>155.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298cm" svg:height="8.948cm" xlink:href=".." xlink:type="simple" chart:class="chart:bar" chart:style-name="ch1">
        <chart:title svg:x="4.79cm" svg:y="0.314cm" chart:style-name="ch2">
          <text:p>PingPongMPI (long int)</text:p>
        </chart:title>
        <chart:subtitle svg:x="4.115cm" svg:y="1.271cm" chart:style-name="ch3">
          <text:p> i5-7200U (2 core, 4 hyperthreads)</text:p>
        </chart:subtitle>
        <chart:legend chart:legend-position="end" svg:x="9.839cm" svg:y="3.976cm" style:legend-expansion="high" chart:style-name="ch4"/>
        <chart:plot-area chart:style-name="ch5" table:cell-range-address="'tempo-e-vazaoV2'.A42:'tempo-e-vazaoV2'.E43" chart:data-source-has-labels="both" svg:x="1.296cm" svg:y="2.132cm" svg:width="8.258cm" svg:height="5.657cm">
          <chartooo:coordinate-region svg:x="2.288cm" svg:y="2.132cm" svg:width="6.801cm" svg:height="5.01cm"/>
          <chart:axis chart:dimension="x" chart:name="primary-x" chart:style-name="ch6" chartooo:axis-type="auto">
            <chartooo:date-scale/>
            <chart:title svg:x="0.451cm" svg:y="5.613cm" chart:style-name="ch7">
              <text:p>tmsg (B)</text:p>
            </chart:title>
            <chart:categories table:cell-range-address="'tempo-e-vazaoV2'.B42:'tempo-e-vazaoV2'.E42"/>
          </chart:axis>
          <chart:axis chart:dimension="y" chart:name="primary-y" chart:style-name="ch8">
            <chart:title svg:x="4.067cm" svg:y="7.967cm" chart:style-name="ch9">
              <text:p>Vazão média (bloqueante)</text:p>
            </chart:title>
            <chart:grid chart:style-name="ch10" chart:class="major"/>
          </chart:axis>
          <chart:series chart:style-name="ch11" chart:values-cell-range-address="'tempo-e-vazaoV2'.B43:'tempo-e-vazaoV2'.E43" chart:label-cell-address="'tempo-e-vazaoV2'.A43:'tempo-e-vazaoV2'.A4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tempo-e-vazaoV2'.B42:'tempo-e-vazaoV2'.E4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4000">
                <text:p>4000</text:p>
              </table:table-cell>
              <table:table-cell office:value-type="float" office:value="16000">
                <text:p>16000</text:p>
              </table:table-cell>
            </table:table-row>
          </table:table-header-rows>
          <table:table-rows>
            <table:table-row>
              <table:table-cell office:value-type="string">
                <text:p>Vazão média MB/s (bloqueante)</text:p>
                <draw:g>
                  <svg:desc>'tempo-e-vazaoV2'.A43:'tempo-e-vazaoV2'.A43</svg:desc>
                </draw:g>
              </table:table-cell>
              <table:table-cell office:value-type="float" office:value="155">
                <text:p>155</text:p>
                <draw:g>
                  <svg:desc>'tempo-e-vazaoV2'.B43:'tempo-e-vazaoV2'.E43</svg:desc>
                </draw:g>
              </table:table-cell>
              <table:table-cell office:value-type="float" office:value="157">
                <text:p>157</text:p>
              </table:table-cell>
              <table:table-cell office:value-type="float" office:value="161">
                <text:p>161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